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fo:background-color="transparent"/>
    </style:style>
    <style:style style:name="ce2" style:family="table-cell" style:parent-style-name="Default" style:data-style-name="N100">
      <style:table-cell-properties fo:background-color="transparent"/>
    </style:style>
    <style:style style:name="ce4" style:family="table-cell" style:parent-style-name="Default" style:data-style-name="N100">
      <style:table-cell-properties fo:background-color="transparent"/>
      <style:text-properties fo:color="#ff4000"/>
    </style:style>
  </office:automatic-styles>
  <office:body>
    <office:spreadsheet>
      <table:calculation-settings table:automatic-find-labels="false" table:use-regular-expressions="false" table:use-wildcards="true"/>
      <table:table table:name="corners_coords" table:style-name="ta1">
        <table:table-column table:style-name="co1" table:number-columns-repeated="1024" table:default-cell-style-name="ce2"/>
        <table:table-row table:style-name="ro1">
          <table:table-cell table:number-columns-repeated="7"/>
          <table:table-cell office:value-type="string" calcext:value-type="string">
            <text:p>628,47</text:p>
          </table:table-cell>
          <table:table-cell office:value-type="string" calcext:value-type="string">
            <text:p>657,48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566,54</text:p>
          </table:table-cell>
          <table:table-cell office:value-type="string" calcext:value-type="string">
            <text:p>597,51</text:p>
          </table:table-cell>
          <table:table-cell office:value-type="string" calcext:value-type="string">
            <text:p>628,50</text:p>
          </table:table-cell>
          <table:table-cell office:value-type="string" calcext:value-type="string">
            <text:p>658,51</text:p>
          </table:table-cell>
          <table:table-cell office:value-type="string" calcext:value-type="string">
            <text:p>689,56</text:p>
          </table:table-cell>
          <table:table-cell office:value-type="string" calcext:value-type="string">
            <text:p>717,61</text:p>
          </table:table-cell>
          <table:table-cell office:value-type="string" calcext:value-type="string">
            <text:p>744,7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501,73</text:p>
          </table:table-cell>
          <table:table-cell office:value-type="string" calcext:value-type="string">
            <text:p>530,65</text:p>
          </table:table-cell>
          <table:table-cell office:value-type="string" calcext:value-type="string">
            <text:p>562,58</text:p>
          </table:table-cell>
          <table:table-cell office:value-type="string" calcext:value-type="string">
            <text:p>594,54</text:p>
          </table:table-cell>
          <table:table-cell office:value-type="string" calcext:value-type="string">
            <text:p>628,53</text:p>
          </table:table-cell>
          <table:table-cell office:value-type="string" calcext:value-type="string">
            <text:p>662,55</text:p>
          </table:table-cell>
          <table:table-cell office:value-type="string" calcext:value-type="string">
            <text:p>693,60</text:p>
          </table:table-cell>
          <table:table-cell office:value-type="string" calcext:value-type="string">
            <text:p>724,67</text:p>
          </table:table-cell>
          <table:table-cell office:value-type="string" calcext:value-type="string">
            <text:p>752,76</text:p>
          </table:table-cell>
          <table:table-cell office:value-type="string" calcext:value-type="string">
            <text:p>779,8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462,92</text:p>
          </table:table-cell>
          <table:table-cell office:value-type="string" calcext:value-type="string">
            <text:p>490,80</text:p>
          </table:table-cell>
          <table:table-cell office:value-type="string" calcext:value-type="string">
            <text:p>522,70</text:p>
          </table:table-cell>
          <table:table-cell office:value-type="string" calcext:value-type="string">
            <text:p>555,63</text:p>
          </table:table-cell>
          <table:table-cell office:value-type="string" calcext:value-type="string">
            <text:p>591,58</text:p>
          </table:table-cell>
          <table:table-cell office:value-type="string" calcext:value-type="string">
            <text:p>628,57</text:p>
          </table:table-cell>
          <table:table-cell office:value-type="string" calcext:value-type="string">
            <text:p>665,60</text:p>
          </table:table-cell>
          <table:table-cell office:value-type="string" calcext:value-type="string">
            <text:p>700,65</text:p>
          </table:table-cell>
          <table:table-cell office:value-type="string" calcext:value-type="string">
            <text:p>732,73</text:p>
          </table:table-cell>
          <table:table-cell office:value-type="string" calcext:value-type="string">
            <text:p>764,84</text:p>
          </table:table-cell>
          <table:table-cell office:value-type="string" calcext:value-type="string">
            <text:p>790,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23,117</text:p>
          </table:table-cell>
          <table:table-cell office:value-type="string" calcext:value-type="string">
            <text:p>449,103</text:p>
          </table:table-cell>
          <table:table-cell office:value-type="string" calcext:value-type="string">
            <text:p>478,90</text:p>
          </table:table-cell>
          <table:table-cell office:value-type="string" calcext:value-type="string">
            <text:p>512,78</text:p>
          </table:table-cell>
          <table:table-cell office:value-type="string" calcext:value-type="string">
            <text:p>548,69</text:p>
          </table:table-cell>
          <table:table-cell office:value-type="string" calcext:value-type="string">
            <text:p>587,64</text:p>
          </table:table-cell>
          <table:table-cell office:value-type="string" calcext:value-type="string">
            <text:p>627,62</text:p>
          </table:table-cell>
          <table:table-cell office:value-type="string" calcext:value-type="string">
            <text:p>669,,65</text:p>
          </table:table-cell>
          <table:table-cell office:value-type="string" calcext:value-type="string">
            <text:p>707,71</text:p>
          </table:table-cell>
          <table:table-cell office:value-type="string" calcext:value-type="string">
            <text:p>743,82</text:p>
          </table:table-cell>
          <table:table-cell office:value-type="string" calcext:value-type="string">
            <text:p>775,94</text:p>
          </table:table-cell>
          <table:table-cell office:value-type="string" calcext:value-type="string">
            <text:p>802,108</text:p>
          </table:table-cell>
          <table:table-cell office:value-type="string" calcext:value-type="string">
            <text:p>815,10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06,132</text:p>
          </table:table-cell>
          <table:table-cell office:value-type="string" calcext:value-type="string">
            <text:p>434,116</text:p>
          </table:table-cell>
          <table:table-cell office:value-type="string" calcext:value-type="string">
            <text:p>464,102</text:p>
          </table:table-cell>
          <table:table-cell office:value-type="string" calcext:value-type="string">
            <text:p>501,88</text:p>
          </table:table-cell>
          <table:table-cell office:value-type="string" calcext:value-type="string">
            <text:p>540,77</text:p>
          </table:table-cell>
          <table:table-cell office:value-type="string" calcext:value-type="string">
            <text:p>583,70</text:p>
          </table:table-cell>
          <table:table-cell office:value-type="string" calcext:value-type="string">
            <text:p>630,69</text:p>
          </table:table-cell>
          <table:table-cell office:value-type="string" calcext:value-type="string">
            <text:p>673,72</text:p>
          </table:table-cell>
          <table:table-cell office:value-type="string" calcext:value-type="string">
            <text:p>717,81</text:p>
          </table:table-cell>
          <table:table-cell office:value-type="string" calcext:value-type="string">
            <text:p>754,92</text:p>
          </table:table-cell>
          <table:table-cell office:value-type="string" calcext:value-type="string">
            <text:p>787,106</text:p>
          </table:table-cell>
          <table:table-cell office:value-type="string" calcext:value-type="string">
            <text:p>817,123</text:p>
          </table:table-cell>
          <table:table-cell office:value-type="string" calcext:value-type="string">
            <text:p>826,121</text:p>
          </table:table-cell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390,150</text:p>
          </table:table-cell>
          <table:table-cell office:value-type="string" calcext:value-type="string">
            <text:p>416,133</text:p>
          </table:table-cell>
          <table:table-cell office:value-type="string" calcext:value-type="string">
            <text:p>448,115</text:p>
          </table:table-cell>
          <table:table-cell office:value-type="string" calcext:value-type="string">
            <text:p>486,100</text:p>
          </table:table-cell>
          <table:table-cell office:value-type="string" calcext:value-type="string">
            <text:p>530,87</text:p>
          </table:table-cell>
          <table:table-cell office:value-type="string" calcext:value-type="string">
            <text:p>578,79</text:p>
          </table:table-cell>
          <table:table-cell office:value-type="string" calcext:value-type="string">
            <text:p>630,77</text:p>
          </table:table-cell>
          <table:table-cell office:value-type="string" calcext:value-type="string">
            <text:p>681,82</text:p>
          </table:table-cell>
          <table:table-cell office:value-type="string" calcext:value-type="string">
            <text:p>727,92</text:p>
          </table:table-cell>
          <table:table-cell office:value-type="string" calcext:value-type="string">
            <text:p>769,106</text:p>
          </table:table-cell>
          <table:table-cell office:value-type="string" calcext:value-type="string">
            <text:p>804,122</text:p>
          </table:table-cell>
          <table:table-cell office:value-type="string" calcext:value-type="string">
            <text:p>833,139</text:p>
          </table:table-cell>
          <table:table-cell office:value-type="string" calcext:value-type="string">
            <text:p>842,138</text:p>
          </table:table-cell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352,191</text:p>
          </table:table-cell>
          <table:table-cell office:value-type="string" calcext:value-type="string">
            <text:p>371,174</text:p>
          </table:table-cell>
          <table:table-cell office:value-type="string" calcext:value-type="string">
            <text:p>397,155</text:p>
          </table:table-cell>
          <table:table-cell office:value-type="string" calcext:value-type="string">
            <text:p>429,134</text:p>
          </table:table-cell>
          <table:table-cell office:value-type="string" calcext:value-type="string">
            <text:p>469,115</text:p>
          </table:table-cell>
          <table:table-cell office:value-type="string" calcext:value-type="string">
            <text:p>516,99</text:p>
          </table:table-cell>
          <table:table-cell office:value-type="string" calcext:value-type="string">
            <text:p>571,88</text:p>
          </table:table-cell>
          <table:table-cell office:value-type="string" calcext:value-type="string">
            <text:p>630,86</text:p>
          </table:table-cell>
          <table:table-cell office:value-type="string" calcext:value-type="string">
            <text:p>688,91</text:p>
          </table:table-cell>
          <table:table-cell office:value-type="string" calcext:value-type="string">
            <text:p>741,105</text:p>
          </table:table-cell>
          <table:table-cell office:value-type="string" calcext:value-type="string">
            <text:p>786,123</text:p>
          </table:table-cell>
          <table:table-cell office:value-type="string" calcext:value-type="string">
            <text:p>822,142</text:p>
          </table:table-cell>
          <table:table-cell office:value-type="string" calcext:value-type="string">
            <text:p>851,162</text:p>
          </table:table-cell>
          <table:table-cell office:value-type="string" calcext:value-type="string">
            <text:p>857,155</text:p>
          </table:table-cell>
          <table:table-cell office:value-type="string" calcext:value-type="string">
            <text:p>876,171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337,221</text:p>
          </table:table-cell>
          <table:table-cell office:value-type="string" calcext:value-type="string">
            <text:p>355,205</text:p>
          </table:table-cell>
          <table:table-cell office:value-type="string" calcext:value-type="string">
            <text:p>379,186</text:p>
          </table:table-cell>
          <table:table-cell office:value-type="string" calcext:value-type="string">
            <text:p>410,164</text:p>
          </table:table-cell>
          <table:table-cell office:value-type="string" calcext:value-type="string">
            <text:p>450,143</text:p>
          </table:table-cell>
          <table:table-cell office:value-type="string" calcext:value-type="string">
            <text:p>501,123</text:p>
          </table:table-cell>
          <table:table-cell office:value-type="string" calcext:value-type="string">
            <text:p>563,108</text:p>
          </table:table-cell>
          <table:table-cell office:value-type="string" calcext:value-type="string">
            <text:p>632,104</text:p>
          </table:table-cell>
          <table:table-cell office:value-type="string" calcext:value-type="string">
            <text:p>698,112</text:p>
          </table:table-cell>
          <table:table-cell office:value-type="string" calcext:value-type="string">
            <text:p>757,128</text:p>
          </table:table-cell>
          <table:table-cell office:value-type="string" calcext:value-type="string">
            <text:p>805,149</text:p>
          </table:table-cell>
          <table:table-cell office:value-type="string" calcext:value-type="string">
            <text:p>841,171</text:p>
          </table:table-cell>
          <table:table-cell office:value-type="string" calcext:value-type="string">
            <text:p>869,189</text:p>
          </table:table-cell>
          <table:table-cell office:value-type="string" calcext:value-type="string">
            <text:p>874,179</text:p>
          </table:table-cell>
          <table:table-cell office:value-type="string" calcext:value-type="string">
            <text:p>891,195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325,258</text:p>
          </table:table-cell>
          <table:table-cell office:value-type="string" calcext:value-type="string">
            <text:p>339,242</text:p>
          </table:table-cell>
          <table:table-cell office:value-type="string" calcext:value-type="string">
            <text:p>360,224</text:p>
          </table:table-cell>
          <table:table-cell office:value-type="string" calcext:value-type="string">
            <text:p>388,202</text:p>
          </table:table-cell>
          <table:table-cell office:value-type="string" calcext:value-type="string">
            <text:p>426,176</text:p>
          </table:table-cell>
          <table:table-cell office:value-type="string" calcext:value-type="string">
            <text:p>480,152</text:p>
          </table:table-cell>
          <table:table-cell office:value-type="string" calcext:value-type="string">
            <text:p>550,133</text:p>
          </table:table-cell>
          <table:table-cell office:value-type="string" calcext:value-type="string">
            <text:p>632,127</text:p>
          </table:table-cell>
          <table:table-cell office:value-type="string" calcext:value-type="string">
            <text:p>713,138</text:p>
          </table:table-cell>
          <table:table-cell office:value-type="string" calcext:value-type="string">
            <text:p>777,158</text:p>
          </table:table-cell>
          <table:table-cell office:value-type="string" calcext:value-type="string">
            <text:p>827,182</text:p>
          </table:table-cell>
          <table:table-cell office:value-type="string" calcext:value-type="string">
            <text:p>863,205</text:p>
          </table:table-cell>
          <table:table-cell office:value-type="string" calcext:value-type="string">
            <text:p>889,226</text:p>
          </table:table-cell>
          <table:table-cell office:value-type="string" calcext:value-type="string">
            <text:p>891,209</text:p>
          </table:table-cell>
          <table:table-cell office:value-type="string" calcext:value-type="string">
            <text:p>907,226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311,295</text:p>
          </table:table-cell>
          <table:table-cell office:value-type="string" calcext:value-type="string">
            <text:p>324,284</text:p>
          </table:table-cell>
          <table:table-cell office:value-type="string" calcext:value-type="string">
            <text:p>341,269</text:p>
          </table:table-cell>
          <table:table-cell office:value-type="string" calcext:value-type="string">
            <text:p>366,250</text:p>
          </table:table-cell>
          <table:table-cell office:value-type="string" calcext:value-type="string">
            <text:p>402,226</text:p>
          </table:table-cell>
          <table:table-cell office:value-type="string" calcext:value-type="string">
            <text:p>456,200</text:p>
          </table:table-cell>
          <table:table-cell office:value-type="string" calcext:value-type="string">
            <text:p>536,177</text:p>
          </table:table-cell>
          <table:table-cell office:value-type="string" calcext:value-type="string">
            <text:p>634,167</text:p>
          </table:table-cell>
          <table:table-cell office:value-type="string" calcext:value-type="string">
            <text:p>730,182</text:p>
          </table:table-cell>
          <table:table-cell office:value-type="string" calcext:value-type="string">
            <text:p>802,206</text:p>
          </table:table-cell>
          <table:table-cell office:value-type="string" calcext:value-type="string">
            <text:p>850,230</text:p>
          </table:table-cell>
          <table:table-cell office:value-type="string" calcext:value-type="string">
            <text:p>883,253</text:p>
          </table:table-cell>
          <table:table-cell office:value-type="string" calcext:value-type="string">
            <text:p>904,269</text:p>
          </table:table-cell>
          <table:table-cell office:value-type="string" calcext:value-type="string">
            <text:p>907,243</text:p>
          </table:table-cell>
          <table:table-cell office:value-type="string" calcext:value-type="string">
            <text:p>919,257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312,332</text:p>
          </table:table-cell>
          <table:table-cell office:value-type="string" calcext:value-type="string">
            <text:p>326,323</text:p>
          </table:table-cell>
          <table:table-cell office:value-type="string" calcext:value-type="string">
            <text:p>347,310</text:p>
          </table:table-cell>
          <table:table-cell office:value-type="string" calcext:value-type="string">
            <text:p>378,293</text:p>
          </table:table-cell>
          <table:table-cell office:value-type="string" calcext:value-type="string">
            <text:p>427,269</text:p>
          </table:table-cell>
          <table:table-cell office:value-type="string" calcext:value-type="string">
            <text:p>516,246</text:p>
          </table:table-cell>
          <table:table-cell office:value-type="string" calcext:value-type="string">
            <text:p>637,238</text:p>
          </table:table-cell>
          <table:table-cell office:value-type="string" calcext:value-type="string">
            <text:p>751,252</text:p>
          </table:table-cell>
          <table:table-cell office:value-type="string" calcext:value-type="string">
            <text:p>827,274</text:p>
          </table:table-cell>
          <table:table-cell office:value-type="string" calcext:value-type="string">
            <text:p>872,294</text:p>
          </table:table-cell>
          <table:table-cell office:value-type="string" calcext:value-type="string">
            <text:p>899,309</text:p>
          </table:table-cell>
          <table:table-cell office:value-type="string" calcext:value-type="string">
            <text:p>918,322</text:p>
          </table:table-cell>
          <table:table-cell office:value-type="string" calcext:value-type="string">
            <text:p>920,284</text:p>
          </table:table-cell>
          <table:table-cell office:value-type="string" calcext:value-type="string">
            <text:p>931,293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319,384</text:p>
          </table:table-cell>
          <table:table-cell office:value-type="string" calcext:value-type="string">
            <text:p>337,381</text:p>
          </table:table-cell>
          <table:table-cell office:value-type="string" calcext:value-type="string">
            <text:p>364,377</text:p>
          </table:table-cell>
          <table:table-cell office:value-type="string" calcext:value-type="string">
            <text:p>408,370</text:p>
          </table:table-cell>
          <table:table-cell office:value-type="string" calcext:value-type="string">
            <text:p>497,362</text:p>
          </table:table-cell>
          <table:table-cell table:style-name="ce4" office:value-type="string" calcext:value-type="string">
            <text:p>640,360</text:p>
          </table:table-cell>
          <table:table-cell office:value-type="string" calcext:value-type="string">
            <text:p>770,362</text:p>
          </table:table-cell>
          <table:table-cell office:value-type="string" calcext:value-type="string">
            <text:p>844,368</text:p>
          </table:table-cell>
          <table:table-cell office:value-type="string" calcext:value-type="string">
            <text:p>885,372</text:p>
          </table:table-cell>
          <table:table-cell office:value-type="string" calcext:value-type="string">
            <text:p>908,374</text:p>
          </table:table-cell>
          <table:table-cell office:value-type="string" calcext:value-type="string">
            <text:p>924,378</text:p>
          </table:table-cell>
          <table:table-cell office:value-type="string" calcext:value-type="string">
            <text:p>930,329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341,455</text:p>
          </table:table-cell>
          <table:table-cell office:value-type="string" calcext:value-type="string">
            <text:p>368,467</text:p>
          </table:table-cell>
          <table:table-cell office:value-type="string" calcext:value-type="string">
            <text:p>414,484</text:p>
          </table:table-cell>
          <table:table-cell office:value-type="string" calcext:value-type="string">
            <text:p>504,502</text:p>
          </table:table-cell>
          <table:table-cell office:value-type="string" calcext:value-type="string">
            <text:p>643,507</text:p>
          </table:table-cell>
          <table:table-cell office:value-type="string" calcext:value-type="string">
            <text:p>769,492</text:p>
          </table:table-cell>
          <table:table-cell office:value-type="string" calcext:value-type="string">
            <text:p>841,469</text:p>
          </table:table-cell>
          <table:table-cell office:value-type="string" calcext:value-type="string">
            <text:p>882,455</text:p>
          </table:table-cell>
          <table:table-cell office:value-type="string" calcext:value-type="string">
            <text:p>907,443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388,545</text:p>
          </table:table-cell>
          <table:table-cell office:value-type="string" calcext:value-type="string">
            <text:p>443,571</text:p>
          </table:table-cell>
          <table:table-cell office:value-type="string" calcext:value-type="string">
            <text:p>529,594</text:p>
          </table:table-cell>
          <table:table-cell office:value-type="string" calcext:value-type="string">
            <text:p>640,599</text:p>
          </table:table-cell>
          <table:table-cell office:value-type="string" calcext:value-type="string">
            <text:p>748,583</text:p>
          </table:table-cell>
          <table:table-cell office:value-type="string" calcext:value-type="string">
            <text:p>822,554</text:p>
          </table:table-cell>
          <table:table-cell office:value-type="string" calcext:value-type="string">
            <text:p>867,527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05"/>
        </table:table-row>
        <table:table-row table:style-name="ro1" table:number-rows-repeated="6">
          <table:table-cell/>
          <table:table-cell table:style-name="Default" table:number-columns-repeated="15"/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table:style-name="Default" table:number-columns-repeated="6"/>
          <table:table-cell table:style-name="Default" office:value-type="float" office:value="313.229947482676" calcext:value-type="float">
            <text:p>313.229947482676</text:p>
          </table:table-cell>
          <table:table-cell table:style-name="Default" office:value-type="float" office:value="312.462797785592" calcext:value-type="float">
            <text:p>312.462797785592</text:p>
          </table:table-cell>
          <table:table-cell table:style-name="Default" table:number-columns-repeated="7"/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float" office:value="314.820583825137" calcext:value-type="float">
            <text:p>314.820583825137</text:p>
          </table:table-cell>
          <table:table-cell table:style-name="Default" office:value-type="float" office:value="311.977563295824" calcext:value-type="float">
            <text:p>311.977563295824</text:p>
          </table:table-cell>
          <table:table-cell table:style-name="Default" office:value-type="float" office:value="310.232171123499" calcext:value-type="float">
            <text:p>310.232171123499</text:p>
          </table:table-cell>
          <table:table-cell table:style-name="Default" office:value-type="float" office:value="309.523827838827" calcext:value-type="float">
            <text:p>309.523827838827</text:p>
          </table:table-cell>
          <table:table-cell table:style-name="Default" office:value-type="float" office:value="307.923691845886" calcext:value-type="float">
            <text:p>307.923691845886</text:p>
          </table:table-cell>
          <table:table-cell table:style-name="Default" office:value-type="float" office:value="308.755566751435" calcext:value-type="float">
            <text:p>308.755566751435</text:p>
          </table:table-cell>
          <table:table-cell table:style-name="Default" office:value-type="float" office:value="308.084404019418" calcext:value-type="float">
            <text:p>308.084404019418</text:p>
          </table:table-cell>
          <table:table-cell table:number-columns-repeated="6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table:style-name="Default"/>
          <table:table-cell table:style-name="Default" office:value-type="float" office:value="318.888695315466" calcext:value-type="float">
            <text:p>318.888695315466</text:p>
          </table:table-cell>
          <table:table-cell table:style-name="Default" office:value-type="float" office:value="314.841229828623" calcext:value-type="float">
            <text:p>314.841229828623</text:p>
          </table:table-cell>
          <table:table-cell table:style-name="Default" office:value-type="float" office:value="311.910243499632" calcext:value-type="float">
            <text:p>311.910243499632</text:p>
          </table:table-cell>
          <table:table-cell table:style-name="Default" office:value-type="float" office:value="309.438200615244" calcext:value-type="float">
            <text:p>309.438200615244</text:p>
          </table:table-cell>
          <table:table-cell table:style-name="Default" office:value-type="float" office:value="307.234438173848" calcext:value-type="float">
            <text:p>307.234438173848</text:p>
          </table:table-cell>
          <table:table-cell table:style-name="Default" office:value-type="float" office:value="305.792413247942" calcext:value-type="float">
            <text:p>305.792413247942</text:p>
          </table:table-cell>
          <table:table-cell table:style-name="Default" office:value-type="float" office:value="304.645695850114" calcext:value-type="float">
            <text:p>304.645695850114</text:p>
          </table:table-cell>
          <table:table-cell table:style-name="Default" office:value-type="float" office:value="304.803215206139" calcext:value-type="float">
            <text:p>304.803215206139</text:p>
          </table:table-cell>
          <table:table-cell table:style-name="Default" office:value-type="float" office:value="305.286750449475" calcext:value-type="float">
            <text:p>305.286750449475</text:p>
          </table:table-cell>
          <table:table-cell table:style-name="Default" office:value-type="float" office:value="306.349473640808" calcext:value-type="float">
            <text:p>306.349473640808</text:p>
          </table:table-cell>
          <table:table-cell table:number-columns-repeated="5"/>
          <table:table-cell table:style-name="Default"/>
          <table:table-cell table:number-columns-repeated="1005"/>
        </table:table-row>
        <table:table-row table:style-name="ro1">
          <table:table-cell/>
          <table:table-cell table:style-name="Default"/>
          <table:table-cell table:style-name="Default" office:value-type="float" office:value="321.726592000102" calcext:value-type="float">
            <text:p>321.726592000102</text:p>
          </table:table-cell>
          <table:table-cell table:style-name="Default" office:value-type="float" office:value="317.647603485372" calcext:value-type="float">
            <text:p>317.647603485372</text:p>
          </table:table-cell>
          <table:table-cell table:style-name="Default" office:value-type="float" office:value="313.087847097264" calcext:value-type="float">
            <text:p>313.087847097264</text:p>
          </table:table-cell>
          <table:table-cell table:style-name="Default" office:value-type="float" office:value="308.923938858742" calcext:value-type="float">
            <text:p>308.923938858742</text:p>
          </table:table-cell>
          <table:table-cell table:style-name="Default" office:value-type="float" office:value="305.949342212073" calcext:value-type="float">
            <text:p>305.949342212073</text:p>
          </table:table-cell>
          <table:table-cell table:style-name="Default" office:value-type="float" office:value="303.237530658723" calcext:value-type="float">
            <text:p>303.237530658723</text:p>
          </table:table-cell>
          <table:table-cell table:number-columns-repeated="2" table:style-name="Default" office:value-type="float" office:value="301.039864469807" calcext:value-type="float">
            <text:p>301.039864469807</text:p>
          </table:table-cell>
          <table:table-cell table:style-name="Default" office:value-type="float" office:value="301.385135665314" calcext:value-type="float">
            <text:p>301.385135665314</text:p>
          </table:table-cell>
          <table:table-cell table:style-name="Default" office:value-type="float" office:value="302.575610385239" calcext:value-type="float">
            <text:p>302.575610385239</text:p>
          </table:table-cell>
          <table:table-cell table:style-name="Default" office:value-type="float" office:value="303.63794229312" calcext:value-type="float">
            <text:p>303.63794229312</text:p>
          </table:table-cell>
          <table:table-cell table:number-columns-repeated="5"/>
          <table:table-cell table:style-name="Default"/>
          <table:table-cell table:number-columns-repeated="1005"/>
        </table:table-row>
        <table:table-row table:style-name="ro1">
          <table:table-cell/>
          <table:table-cell table:style-name="Default" office:value-type="float" office:value="325.788274804358" calcext:value-type="float">
            <text:p>325.788274804358</text:p>
          </table:table-cell>
          <table:table-cell table:style-name="Default" office:value-type="float" office:value="320.203060572506" calcext:value-type="float">
            <text:p>320.203060572506</text:p>
          </table:table-cell>
          <table:table-cell table:style-name="Default" office:value-type="float" office:value="314.871402321646" calcext:value-type="float">
            <text:p>314.871402321646</text:p>
          </table:table-cell>
          <table:table-cell table:style-name="Default" office:value-type="float" office:value="309.690167748348" calcext:value-type="float">
            <text:p>309.690167748348</text:p>
          </table:table-cell>
          <table:table-cell table:style-name="Default" office:value-type="float" office:value="305.196657910928" calcext:value-type="float">
            <text:p>305.196657910928</text:p>
          </table:table-cell>
          <table:table-cell table:style-name="Default" office:value-type="float" office:value="300.707499075098" calcext:value-type="float">
            <text:p>300.707499075098</text:p>
          </table:table-cell>
          <table:table-cell table:style-name="Default" office:value-type="float" office:value="298.283422268151" calcext:value-type="float">
            <text:p>298.283422268151</text:p>
          </table:table-cell>
          <table:table-cell table:style-name="Default" office:value-type="float" office:value="296.421996484741" calcext:value-type="float">
            <text:p>296.421996484741</text:p>
          </table:table-cell>
          <table:table-cell table:style-name="Default" office:value-type="float" office:value="296.66479400158" calcext:value-type="float">
            <text:p>296.66479400158</text:p>
          </table:table-cell>
          <table:table-cell table:style-name="Default" office:value-type="float" office:value="296.467536165429" calcext:value-type="float">
            <text:p>296.467536165429</text:p>
          </table:table-cell>
          <table:table-cell table:style-name="Default" office:value-type="float" office:value="298.296832031451" calcext:value-type="float">
            <text:p>298.296832031451</text:p>
          </table:table-cell>
          <table:table-cell table:style-name="Default" office:value-type="float" office:value="299.579705587678" calcext:value-type="float">
            <text:p>299.579705587678</text:p>
          </table:table-cell>
          <table:table-cell table:style-name="Default" office:value-type="float" office:value="305.983659694435" calcext:value-type="float">
            <text:p>305.983659694435</text:p>
          </table:table-cell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/>
          <table:table-cell table:style-name="Default" office:value-type="float" office:value="326.710881361488" calcext:value-type="float">
            <text:p>326.710881361488</text:p>
          </table:table-cell>
          <table:table-cell table:style-name="Default" office:value-type="float" office:value="319.330549744305" calcext:value-type="float">
            <text:p>319.330549744305</text:p>
          </table:table-cell>
          <table:table-cell table:style-name="Default" office:value-type="float" office:value="312.313944613429" calcext:value-type="float">
            <text:p>312.313944613429</text:p>
          </table:table-cell>
          <table:table-cell table:style-name="Default" office:value-type="float" office:value="305.458671508929" calcext:value-type="float">
            <text:p>305.458671508929</text:p>
          </table:table-cell>
          <table:table-cell table:style-name="Default" office:value-type="float" office:value="300.148296680158" calcext:value-type="float">
            <text:p>300.148296680158</text:p>
          </table:table-cell>
          <table:table-cell table:style-name="Default" office:value-type="float" office:value="295.54864235858" calcext:value-type="float">
            <text:p>295.54864235858</text:p>
          </table:table-cell>
          <table:table-cell table:style-name="Default" office:value-type="float" office:value="291.171770609721" calcext:value-type="float">
            <text:p>291.171770609721</text:p>
          </table:table-cell>
          <table:table-cell table:style-name="Default" office:value-type="float" office:value="289.884459742153" calcext:value-type="float">
            <text:p>289.884459742153</text:p>
          </table:table-cell>
          <table:table-cell table:style-name="Default" office:value-type="float" office:value="289.430475244056" calcext:value-type="float">
            <text:p>289.430475244056</text:p>
          </table:table-cell>
          <table:table-cell table:style-name="Default" office:value-type="float" office:value="291.238733687674" calcext:value-type="float">
            <text:p>291.238733687674</text:p>
          </table:table-cell>
          <table:table-cell table:style-name="Default" office:value-type="float" office:value="293.470611816584" calcext:value-type="float">
            <text:p>293.470611816584</text:p>
          </table:table-cell>
          <table:table-cell table:style-name="Default" office:value-type="float" office:value="295.800608518644" calcext:value-type="float">
            <text:p>295.800608518644</text:p>
          </table:table-cell>
          <table:table-cell table:style-name="Default" office:value-type="float" office:value="302.848146766659" calcext:value-type="float">
            <text:p>302.848146766659</text:p>
          </table:table-cell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table:style-name="Default"/>
          <table:table-cell table:style-name="Default" office:value-type="float" office:value="326.49655434629" calcext:value-type="float">
            <text:p>326.49655434629</text:p>
          </table:table-cell>
          <table:table-cell table:style-name="Default" office:value-type="float" office:value="318.912213626258" calcext:value-type="float">
            <text:p>318.912213626258</text:p>
          </table:table-cell>
          <table:table-cell table:style-name="Default" office:value-type="float" office:value="311.269979278439" calcext:value-type="float">
            <text:p>311.269979278439</text:p>
          </table:table-cell>
          <table:table-cell table:style-name="Default" office:value-type="float" office:value="302.185373570595" calcext:value-type="float">
            <text:p>302.185373570595</text:p>
          </table:table-cell>
          <table:table-cell table:style-name="Default" office:value-type="float" office:value="294.328048272671" calcext:value-type="float">
            <text:p>294.328048272671</text:p>
          </table:table-cell>
          <table:table-cell table:style-name="Default" office:value-type="float" office:value="287.758579368192" calcext:value-type="float">
            <text:p>287.758579368192</text:p>
          </table:table-cell>
          <table:table-cell table:style-name="Default" office:value-type="float" office:value="283.176623328975" calcext:value-type="float">
            <text:p>283.176623328975</text:p>
          </table:table-cell>
          <table:table-cell table:style-name="Default" office:value-type="float" office:value="281.007117347586" calcext:value-type="float">
            <text:p>281.007117347586</text:p>
          </table:table-cell>
          <table:table-cell table:style-name="Default" office:value-type="float" office:value="281.767634763115" calcext:value-type="float">
            <text:p>281.767634763115</text:p>
          </table:table-cell>
          <table:table-cell table:style-name="Default" office:value-type="float" office:value="284.880676775383" calcext:value-type="float">
            <text:p>284.880676775383</text:p>
          </table:table-cell>
          <table:table-cell table:style-name="Default" office:value-type="float" office:value="289.032870103039" calcext:value-type="float">
            <text:p>289.032870103039</text:p>
          </table:table-cell>
          <table:table-cell table:style-name="Default" office:value-type="float" office:value="293.410974573208" calcext:value-type="float">
            <text:p>293.410974573208</text:p>
          </table:table-cell>
          <table:table-cell table:style-name="Default" office:value-type="float" office:value="300.146630832332" calcext:value-type="float">
            <text:p>300.146630832332</text:p>
          </table:table-cell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table:style-name="Default" office:value-type="float" office:value="333.923643966701" calcext:value-type="float">
            <text:p>333.923643966701</text:p>
          </table:table-cell>
          <table:table-cell table:style-name="Default" office:value-type="float" office:value="327.042810653284" calcext:value-type="float">
            <text:p>327.042810653284</text:p>
          </table:table-cell>
          <table:table-cell table:style-name="Default" office:value-type="float" office:value="317.92137392758" calcext:value-type="float">
            <text:p>317.92137392758</text:p>
          </table:table-cell>
          <table:table-cell table:style-name="Default" office:value-type="float" office:value="309.187645290041" calcext:value-type="float">
            <text:p>309.187645290041</text:p>
          </table:table-cell>
          <table:table-cell table:style-name="Default" office:value-type="float" office:value="298.774162202825" calcext:value-type="float">
            <text:p>298.774162202825</text:p>
          </table:table-cell>
          <table:table-cell table:style-name="Default" office:value-type="float" office:value="288.95847452532" calcext:value-type="float">
            <text:p>288.95847452532</text:p>
          </table:table-cell>
          <table:table-cell table:style-name="Default" office:value-type="float" office:value="280.615395158569" calcext:value-type="float">
            <text:p>280.615395158569</text:p>
          </table:table-cell>
          <table:table-cell table:style-name="Default" office:value-type="float" office:value="274.182421026586" calcext:value-type="float">
            <text:p>274.182421026586</text:p>
          </table:table-cell>
          <table:table-cell table:style-name="Default" office:value-type="float" office:value="273.248970720843" calcext:value-type="float">
            <text:p>273.248970720843</text:p>
          </table:table-cell>
          <table:table-cell table:style-name="Default" office:value-type="float" office:value="274.273586041383" calcext:value-type="float">
            <text:p>274.273586041383</text:p>
          </table:table-cell>
          <table:table-cell table:style-name="Default" office:value-type="float" office:value="278.361276042484" calcext:value-type="float">
            <text:p>278.361276042484</text:p>
          </table:table-cell>
          <table:table-cell table:style-name="Default" office:value-type="float" office:value="283.985915143692" calcext:value-type="float">
            <text:p>283.985915143692</text:p>
          </table:table-cell>
          <table:table-cell table:style-name="Default" office:value-type="float" office:value="289.352725924606" calcext:value-type="float">
            <text:p>289.352725924606</text:p>
          </table:table-cell>
          <table:table-cell table:style-name="Default" office:value-type="float" office:value="298.519681093224" calcext:value-type="float">
            <text:p>298.519681093224</text:p>
          </table:table-cell>
          <table:table-cell table:style-name="Default" office:value-type="float" office:value="302.352443350471" calcext:value-type="float">
            <text:p>302.352443350471</text:p>
          </table:table-cell>
          <table:table-cell table:number-columns-repeated="3"/>
          <table:table-cell table:style-name="Default"/>
          <table:table-cell table:number-columns-repeated="1005"/>
        </table:table-row>
        <table:table-row table:style-name="ro1">
          <table:table-cell table:style-name="Default" office:value-type="float" office:value="333.361665462602" calcext:value-type="float">
            <text:p>333.361665462602</text:p>
          </table:table-cell>
          <table:table-cell table:style-name="Default" office:value-type="float" office:value="324.422563950167" calcext:value-type="float">
            <text:p>324.422563950167</text:p>
          </table:table-cell>
          <table:table-cell table:style-name="Default" office:value-type="float" office:value="313.682960965367" calcext:value-type="float">
            <text:p>313.682960965367</text:p>
          </table:table-cell>
          <table:table-cell table:style-name="Default" office:value-type="float" office:value="302.185373570595" calcext:value-type="float">
            <text:p>302.185373570595</text:p>
          </table:table-cell>
          <table:table-cell table:style-name="Default" office:value-type="float" office:value="288.425033587586" calcext:value-type="float">
            <text:p>288.425033587586</text:p>
          </table:table-cell>
          <table:table-cell table:style-name="Default" office:value-type="float" office:value="274.754435814966" calcext:value-type="float">
            <text:p>274.754435814966</text:p>
          </table:table-cell>
          <table:table-cell table:style-name="Default" office:value-type="float" office:value="263.501423146062" calcext:value-type="float">
            <text:p>263.501423146062</text:p>
          </table:table-cell>
          <table:table-cell table:style-name="Default" office:value-type="float" office:value="256.124969497314" calcext:value-type="float">
            <text:p>256.124969497314</text:p>
          </table:table-cell>
          <table:table-cell table:style-name="Default" office:value-type="float" office:value="254.691970819655" calcext:value-type="float">
            <text:p>254.691970819655</text:p>
          </table:table-cell>
          <table:table-cell table:style-name="Default" office:value-type="float" office:value="259.832638442517" calcext:value-type="float">
            <text:p>259.832638442517</text:p>
          </table:table-cell>
          <table:table-cell table:style-name="Default" office:value-type="float" office:value="267.854438081582" calcext:value-type="float">
            <text:p>267.854438081582</text:p>
          </table:table-cell>
          <table:table-cell table:style-name="Default" office:value-type="float" office:value="275.902156570042" calcext:value-type="float">
            <text:p>275.902156570042</text:p>
          </table:table-cell>
          <table:table-cell table:style-name="Default" office:value-type="float" office:value="285.800629810363" calcext:value-type="float">
            <text:p>285.800629810363</text:p>
          </table:table-cell>
          <table:table-cell table:style-name="Default" office:value-type="float" office:value="295.832723004065" calcext:value-type="float">
            <text:p>295.832723004065</text:p>
          </table:table-cell>
          <table:table-cell table:style-name="Default" office:value-type="float" office:value="300.376430500131" calcext:value-type="float">
            <text:p>300.376430500131</text:p>
          </table:table-cell>
          <table:table-cell table:number-columns-repeated="3"/>
          <table:table-cell table:style-name="Default"/>
          <table:table-cell table:number-columns-repeated="1005"/>
        </table:table-row>
        <table:table-row table:style-name="ro1">
          <table:table-cell table:style-name="Default" office:value-type="float" office:value="331.102703099809" calcext:value-type="float">
            <text:p>331.102703099809</text:p>
          </table:table-cell>
          <table:table-cell table:style-name="Default" office:value-type="float" office:value="323.303263206544" calcext:value-type="float">
            <text:p>323.303263206544</text:p>
          </table:table-cell>
          <table:table-cell table:style-name="Default" office:value-type="float" office:value="311.281223333499" calcext:value-type="float">
            <text:p>311.281223333499</text:p>
          </table:table-cell>
          <table:table-cell table:style-name="Default" office:value-type="float" office:value="297.435707338578" calcext:value-type="float">
            <text:p>297.435707338578</text:p>
          </table:table-cell>
          <table:table-cell table:style-name="Default" office:value-type="float" office:value="282.226859104515" calcext:value-type="float">
            <text:p>282.226859104515</text:p>
          </table:table-cell>
          <table:table-cell table:style-name="Default" office:value-type="float" office:value="262.419511469708" calcext:value-type="float">
            <text:p>262.419511469708</text:p>
          </table:table-cell>
          <table:table-cell table:style-name="Default" office:value-type="float" office:value="244.190499405689" calcext:value-type="float">
            <text:p>244.190499405689</text:p>
          </table:table-cell>
          <table:table-cell table:style-name="Default" office:value-type="float" office:value="233.137298603205" calcext:value-type="float">
            <text:p>233.137298603205</text:p>
          </table:table-cell>
          <table:table-cell table:style-name="Default" office:value-type="float" office:value="233.694244687369" calcext:value-type="float">
            <text:p>233.694244687369</text:p>
          </table:table-cell>
          <table:table-cell table:style-name="Default" office:value-type="float" office:value="244.075807895826" calcext:value-type="float">
            <text:p>244.075807895826</text:p>
          </table:table-cell>
          <table:table-cell table:style-name="Default" office:value-type="float" office:value="258.172423004472" calcext:value-type="float">
            <text:p>258.172423004472</text:p>
          </table:table-cell>
          <table:table-cell table:style-name="Default" office:value-type="float" office:value="271.576876777092" calcext:value-type="float">
            <text:p>271.576876777092</text:p>
          </table:table-cell>
          <table:table-cell table:style-name="Default" office:value-type="float" office:value="282.766688278517" calcext:value-type="float">
            <text:p>282.766688278517</text:p>
          </table:table-cell>
          <table:table-cell table:style-name="Default" office:value-type="float" office:value="292.919784241352" calcext:value-type="float">
            <text:p>292.919784241352</text:p>
          </table:table-cell>
          <table:table-cell table:style-name="Default" office:value-type="float" office:value="298.7390165345" calcext:value-type="float">
            <text:p>298.7390165345</text:p>
          </table:table-cell>
          <table:table-cell table:style-name="Default" table:number-columns-repeated="4"/>
          <table:table-cell table:number-columns-repeated="1005"/>
        </table:table-row>
        <table:table-row table:style-name="ro1">
          <table:table-cell table:style-name="Default" office:value-type="float" office:value="335.359508587426" calcext:value-type="float">
            <text:p>335.359508587426</text:p>
          </table:table-cell>
          <table:table-cell table:style-name="Default" office:value-type="float" office:value="325.01076905235" calcext:value-type="float">
            <text:p>325.01076905235</text:p>
          </table:table-cell>
          <table:table-cell table:style-name="Default" office:value-type="float" office:value="312.541197284454" calcext:value-type="float">
            <text:p>312.541197284454</text:p>
          </table:table-cell>
          <table:table-cell table:style-name="Default" office:value-type="float" office:value="295.255821280462" calcext:value-type="float">
            <text:p>295.255821280462</text:p>
          </table:table-cell>
          <table:table-cell table:style-name="Default" office:value-type="float" office:value="273.130005674953" calcext:value-type="float">
            <text:p>273.130005674953</text:p>
          </table:table-cell>
          <table:table-cell table:style-name="Default" office:value-type="float" office:value="243.836010466051" calcext:value-type="float">
            <text:p>243.836010466051</text:p>
          </table:table-cell>
          <table:table-cell table:style-name="Default" office:value-type="float" office:value="210.48752932181" calcext:value-type="float">
            <text:p>210.48752932181</text:p>
          </table:table-cell>
          <table:table-cell table:style-name="Default" office:value-type="float" office:value="193.093241725338" calcext:value-type="float">
            <text:p>193.093241725338</text:p>
          </table:table-cell>
          <table:table-cell table:style-name="Default" office:value-type="float" office:value="540.170343502862" calcext:value-type="float">
            <text:p>540.170343502862</text:p>
          </table:table-cell>
          <table:table-cell table:style-name="Default" office:value-type="float" office:value="223.517337135176" calcext:value-type="float">
            <text:p>223.517337135176</text:p>
          </table:table-cell>
          <table:table-cell table:style-name="Default" office:value-type="float" office:value="246.981780704569" calcext:value-type="float">
            <text:p>246.981780704569</text:p>
          </table:table-cell>
          <table:table-cell table:style-name="Default" office:value-type="float" office:value="265.514594702438" calcext:value-type="float">
            <text:p>265.514594702438</text:p>
          </table:table-cell>
          <table:table-cell table:style-name="Default" office:value-type="float" office:value="279.243621234219" calcext:value-type="float">
            <text:p>279.243621234219</text:p>
          </table:table-cell>
          <table:table-cell table:style-name="Default" office:value-type="float" office:value="291.509862611885" calcext:value-type="float">
            <text:p>291.509862611885</text:p>
          </table:table-cell>
          <table:table-cell table:style-name="Default" office:value-type="float" office:value="297.405447159261" calcext:value-type="float">
            <text:p>297.405447159261</text:p>
          </table:table-cell>
          <table:table-cell table:style-name="Default" table:number-columns-repeated="4"/>
          <table:table-cell table:number-columns-repeated="1005"/>
        </table:table-row>
        <table:table-row table:style-name="ro1">
          <table:table-cell/>
          <table:table-cell table:style-name="Default" office:value-type="float" office:value="329.192952536958" calcext:value-type="float">
            <text:p>329.192952536958</text:p>
          </table:table-cell>
          <table:table-cell table:style-name="Default" office:value-type="float" office:value="316.1724213147" calcext:value-type="float">
            <text:p>316.1724213147</text:p>
          </table:table-cell>
          <table:table-cell table:style-name="Default" office:value-type="float" office:value="297.235596791501" calcext:value-type="float">
            <text:p>297.235596791501</text:p>
          </table:table-cell>
          <table:table-cell table:style-name="Default" office:value-type="float" office:value="270.431137260486" calcext:value-type="float">
            <text:p>270.431137260486</text:p>
          </table:table-cell>
          <table:table-cell table:style-name="Default" office:value-type="float" office:value="231.624696438009" calcext:value-type="float">
            <text:p>231.624696438009</text:p>
          </table:table-cell>
          <table:table-cell table:style-name="Default" office:value-type="float" office:value="168.439900261191" calcext:value-type="float">
            <text:p>168.439900261191</text:p>
          </table:table-cell>
          <table:table-cell table:style-name="Default" office:value-type="float" office:value="122.03687967168" calcext:value-type="float">
            <text:p>122.03687967168</text:p>
          </table:table-cell>
          <table:table-cell table:style-name="Default" office:value-type="float" office:value="154.870913989684" calcext:value-type="float">
            <text:p>154.870913989684</text:p>
          </table:table-cell>
          <table:table-cell table:style-name="Default" office:value-type="float" office:value="205.827597760844" calcext:value-type="float">
            <text:p>205.827597760844</text:p>
          </table:table-cell>
          <table:table-cell table:style-name="Default" office:value-type="float" office:value="241.205306740959" calcext:value-type="float">
            <text:p>241.205306740959</text:p>
          </table:table-cell>
          <table:table-cell table:style-name="Default" office:value-type="float" office:value="263.973483516811" calcext:value-type="float">
            <text:p>263.973483516811</text:p>
          </table:table-cell>
          <table:table-cell table:style-name="Default" office:value-type="float" office:value="280.585102954523" calcext:value-type="float">
            <text:p>280.585102954523</text:p>
          </table:table-cell>
          <table:table-cell table:style-name="Default" office:value-type="float" office:value="290.131004892617" calcext:value-type="float">
            <text:p>290.131004892617</text:p>
          </table:table-cell>
          <table:table-cell table:style-name="Default" office:value-type="float" office:value="298.613462523042" calcext:value-type="float">
            <text:p>298.613462523042</text:p>
          </table:table-cell>
          <table:table-cell table:style-name="Default" table:number-columns-repeated="4"/>
          <table:table-cell table:number-columns-repeated="1005"/>
        </table:table-row>
        <table:table-row table:style-name="ro1">
          <table:table-cell/>
          <table:table-cell table:style-name="Default"/>
          <table:table-cell table:style-name="Default" office:value-type="float" office:value="321.895945920417" calcext:value-type="float">
            <text:p>321.895945920417</text:p>
          </table:table-cell>
          <table:table-cell table:style-name="Default" office:value-type="float" office:value="303.726850969749" calcext:value-type="float">
            <text:p>303.726850969749</text:p>
          </table:table-cell>
          <table:table-cell table:style-name="Default" office:value-type="float" office:value="276.523055096677" calcext:value-type="float">
            <text:p>276.523055096677</text:p>
          </table:table-cell>
          <table:table-cell table:style-name="Default" office:value-type="float" office:value="232.215417231501" calcext:value-type="float">
            <text:p>232.215417231501</text:p>
          </table:table-cell>
          <table:table-cell table:style-name="Default" office:value-type="float" office:value="143.013985330107" calcext:value-type="float">
            <text:p>143.0139853301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0.01538370516" calcext:value-type="float">
            <text:p>130.01538370516</text:p>
          </table:table-cell>
          <table:table-cell table:style-name="Default" office:value-type="float" office:value="204.156802482798" calcext:value-type="float">
            <text:p>204.156802482798</text:p>
          </table:table-cell>
          <table:table-cell table:style-name="Default" office:value-type="float" office:value="245.293701509028" calcext:value-type="float">
            <text:p>245.293701509028</text:p>
          </table:table-cell>
          <table:table-cell table:style-name="Default" office:value-type="float" office:value="268.365422511918" calcext:value-type="float">
            <text:p>268.365422511918</text:p>
          </table:table-cell>
          <table:table-cell table:style-name="Default" office:value-type="float" office:value="284.569850827525" calcext:value-type="float">
            <text:p>284.569850827525</text:p>
          </table:table-cell>
          <table:table-cell table:style-name="Default" office:value-type="float" office:value="291.652190116927" calcext:value-type="float">
            <text:p>291.652190116927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313.729182576311" calcext:value-type="float">
            <text:p>313.729182576311</text:p>
          </table:table-cell>
          <table:table-cell table:style-name="Default" office:value-type="float" office:value="292.289240308295" calcext:value-type="float">
            <text:p>292.289240308295</text:p>
          </table:table-cell>
          <table:table-cell table:style-name="Default" office:value-type="float" office:value="257.782854356142" calcext:value-type="float">
            <text:p>257.782854356142</text:p>
          </table:table-cell>
          <table:table-cell table:style-name="Default" office:value-type="float" office:value="196.62146373171" calcext:value-type="float">
            <text:p>196.62146373171</text:p>
          </table:table-cell>
          <table:table-cell table:style-name="Default" office:value-type="float" office:value="147.030609058114" calcext:value-type="float">
            <text:p>147.030609058114</text:p>
          </table:table-cell>
          <table:table-cell table:style-name="Default" office:value-type="float" office:value="184.567060983264" calcext:value-type="float">
            <text:p>184.567060983264</text:p>
          </table:table-cell>
          <table:table-cell table:style-name="Default" office:value-type="float" office:value="228.652574881631" calcext:value-type="float">
            <text:p>228.652574881631</text:p>
          </table:table-cell>
          <table:table-cell table:style-name="Default" office:value-type="float" office:value="259.978845293228" calcext:value-type="float">
            <text:p>259.978845293228</text:p>
          </table:table-cell>
          <table:table-cell table:style-name="Default" office:value-type="float" office:value="279.603290395517" calcext:value-type="float">
            <text:p>279.603290395517</text:p>
          </table:table-cell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4"/>
          <table:table-cell table:style-name="Default" office:value-type="float" office:value="312.616378329735" calcext:value-type="float">
            <text:p>312.616378329735</text:p>
          </table:table-cell>
          <table:table-cell table:style-name="Default" office:value-type="float" office:value="288.669361034385" calcext:value-type="float">
            <text:p>288.669361034385</text:p>
          </table:table-cell>
          <table:table-cell table:style-name="Default" office:value-type="float" office:value="258.99227787716" calcext:value-type="float">
            <text:p>258.99227787716</text:p>
          </table:table-cell>
          <table:table-cell table:style-name="Default" office:value-type="float" office:value="239" calcext:value-type="float">
            <text:p>239</text:p>
          </table:table-cell>
          <table:table-cell table:style-name="Default" office:value-type="float" office:value="247.776108614208" calcext:value-type="float">
            <text:p>247.776108614208</text:p>
          </table:table-cell>
          <table:table-cell table:style-name="Default" office:value-type="float" office:value="266.007518690732" calcext:value-type="float">
            <text:p>266.007518690732</text:p>
          </table:table-cell>
          <table:table-cell table:style-name="Default" office:value-type="float" office:value="281.811994066967" calcext:value-type="float">
            <text:p>281.811994066967</text:p>
          </table:table-cell>
          <table:table-cell table:number-columns-repeated="101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tances" table:style-name="ta1">
        <table:table-column table:style-name="co1" table:number-columns-repeated="15" table:default-cell-style-name="Default"/>
        <table:table-row table:style-name="ro1">
          <table:table-cell table:style-name="ce2"/>
          <table:table-cell table:number-columns-repeated="6"/>
          <table:table-cell office:value-type="float" office:value="313.229947482676" calcext:value-type="float">
            <text:p>313.229947482676</text:p>
          </table:table-cell>
          <table:table-cell office:value-type="float" office:value="312.462797785592" calcext:value-type="float">
            <text:p>312.462797785592</text:p>
          </table:table-cell>
          <table:table-cell table:number-columns-repeated="6"/>
        </table:table-row>
        <table:table-row table:style-name="ro1">
          <table:table-cell table:style-name="ce2" table:number-columns-repeated="3"/>
          <table:table-cell table:number-columns-repeated="2"/>
          <table:table-cell office:value-type="float" office:value="314.820583825137" calcext:value-type="float">
            <text:p>314.820583825137</text:p>
          </table:table-cell>
          <table:table-cell office:value-type="float" office:value="311.977563295824" calcext:value-type="float">
            <text:p>311.977563295824</text:p>
          </table:table-cell>
          <table:table-cell office:value-type="float" office:value="310.232171123499" calcext:value-type="float">
            <text:p>310.232171123499</text:p>
          </table:table-cell>
          <table:table-cell office:value-type="float" office:value="309.523827838827" calcext:value-type="float">
            <text:p>309.523827838827</text:p>
          </table:table-cell>
          <table:table-cell office:value-type="float" office:value="307.923691845886" calcext:value-type="float">
            <text:p>307.923691845886</text:p>
          </table:table-cell>
          <table:table-cell office:value-type="float" office:value="308.755566751435" calcext:value-type="float">
            <text:p>308.755566751435</text:p>
          </table:table-cell>
          <table:table-cell office:value-type="float" office:value="308.084404019418" calcext:value-type="float">
            <text:p>308.084404019418</text:p>
          </table:table-cell>
          <table:table-cell table:style-name="ce2" table:number-columns-repeated="3"/>
        </table:table-row>
        <table:table-row table:style-name="ro1">
          <table:table-cell table:style-name="ce2" table:number-columns-repeated="2"/>
          <table:table-cell/>
          <table:table-cell office:value-type="float" office:value="318.888695315466" calcext:value-type="float">
            <text:p>318.888695315466</text:p>
          </table:table-cell>
          <table:table-cell office:value-type="float" office:value="314.841229828623" calcext:value-type="float">
            <text:p>314.841229828623</text:p>
          </table:table-cell>
          <table:table-cell office:value-type="float" office:value="311.910243499632" calcext:value-type="float">
            <text:p>311.910243499632</text:p>
          </table:table-cell>
          <table:table-cell office:value-type="float" office:value="309.438200615244" calcext:value-type="float">
            <text:p>309.438200615244</text:p>
          </table:table-cell>
          <table:table-cell office:value-type="float" office:value="307.234438173848" calcext:value-type="float">
            <text:p>307.234438173848</text:p>
          </table:table-cell>
          <table:table-cell office:value-type="float" office:value="305.792413247942" calcext:value-type="float">
            <text:p>305.792413247942</text:p>
          </table:table-cell>
          <table:table-cell office:value-type="float" office:value="304.645695850114" calcext:value-type="float">
            <text:p>304.645695850114</text:p>
          </table:table-cell>
          <table:table-cell office:value-type="float" office:value="304.803215206139" calcext:value-type="float">
            <text:p>304.803215206139</text:p>
          </table:table-cell>
          <table:table-cell office:value-type="float" office:value="305.286750449475" calcext:value-type="float">
            <text:p>305.286750449475</text:p>
          </table:table-cell>
          <table:table-cell office:value-type="float" office:value="306.349473640808" calcext:value-type="float">
            <text:p>306.349473640808</text:p>
          </table:table-cell>
          <table:table-cell table:style-name="ce2" table:number-columns-repeated="2"/>
        </table:table-row>
        <table:table-row table:style-name="ro1">
          <table:table-cell table:style-name="ce2"/>
          <table:table-cell/>
          <table:table-cell office:value-type="float" office:value="321.726592000102" calcext:value-type="float">
            <text:p>321.726592000102</text:p>
          </table:table-cell>
          <table:table-cell office:value-type="float" office:value="317.647603485372" calcext:value-type="float">
            <text:p>317.647603485372</text:p>
          </table:table-cell>
          <table:table-cell office:value-type="float" office:value="313.087847097264" calcext:value-type="float">
            <text:p>313.087847097264</text:p>
          </table:table-cell>
          <table:table-cell office:value-type="float" office:value="308.923938858742" calcext:value-type="float">
            <text:p>308.923938858742</text:p>
          </table:table-cell>
          <table:table-cell office:value-type="float" office:value="305.949342212073" calcext:value-type="float">
            <text:p>305.949342212073</text:p>
          </table:table-cell>
          <table:table-cell office:value-type="float" office:value="303.237530658723" calcext:value-type="float">
            <text:p>303.237530658723</text:p>
          </table:table-cell>
          <table:table-cell table:number-columns-repeated="2" office:value-type="float" office:value="301.039864469807" calcext:value-type="float">
            <text:p>301.039864469807</text:p>
          </table:table-cell>
          <table:table-cell office:value-type="float" office:value="301.385135665314" calcext:value-type="float">
            <text:p>301.385135665314</text:p>
          </table:table-cell>
          <table:table-cell office:value-type="float" office:value="302.575610385239" calcext:value-type="float">
            <text:p>302.575610385239</text:p>
          </table:table-cell>
          <table:table-cell office:value-type="float" office:value="303.63794229312" calcext:value-type="float">
            <text:p>303.63794229312</text:p>
          </table:table-cell>
          <table:table-cell table:style-name="ce2" table:number-columns-repeated="2"/>
        </table:table-row>
        <table:table-row table:style-name="ro1">
          <table:table-cell table:style-name="ce2"/>
          <table:table-cell office:value-type="float" office:value="325.788274804358" calcext:value-type="float">
            <text:p>325.788274804358</text:p>
          </table:table-cell>
          <table:table-cell office:value-type="float" office:value="320.203060572506" calcext:value-type="float">
            <text:p>320.203060572506</text:p>
          </table:table-cell>
          <table:table-cell office:value-type="float" office:value="314.871402321646" calcext:value-type="float">
            <text:p>314.871402321646</text:p>
          </table:table-cell>
          <table:table-cell office:value-type="float" office:value="309.690167748348" calcext:value-type="float">
            <text:p>309.690167748348</text:p>
          </table:table-cell>
          <table:table-cell office:value-type="float" office:value="305.196657910928" calcext:value-type="float">
            <text:p>305.196657910928</text:p>
          </table:table-cell>
          <table:table-cell office:value-type="float" office:value="300.707499075098" calcext:value-type="float">
            <text:p>300.707499075098</text:p>
          </table:table-cell>
          <table:table-cell office:value-type="float" office:value="298.283422268151" calcext:value-type="float">
            <text:p>298.283422268151</text:p>
          </table:table-cell>
          <table:table-cell office:value-type="float" office:value="296.421996484741" calcext:value-type="float">
            <text:p>296.421996484741</text:p>
          </table:table-cell>
          <table:table-cell office:value-type="float" office:value="296.66479400158" calcext:value-type="float">
            <text:p>296.66479400158</text:p>
          </table:table-cell>
          <table:table-cell office:value-type="float" office:value="296.467536165429" calcext:value-type="float">
            <text:p>296.467536165429</text:p>
          </table:table-cell>
          <table:table-cell office:value-type="float" office:value="298.296832031451" calcext:value-type="float">
            <text:p>298.296832031451</text:p>
          </table:table-cell>
          <table:table-cell office:value-type="float" office:value="299.579705587678" calcext:value-type="float">
            <text:p>299.579705587678</text:p>
          </table:table-cell>
          <table:table-cell office:value-type="float" office:value="305.983659694435" calcext:value-type="float">
            <text:p>305.983659694435</text:p>
          </table:table-cell>
          <table:table-cell table:style-name="ce2"/>
        </table:table-row>
        <table:table-row table:style-name="ro1">
          <table:table-cell table:style-name="ce2"/>
          <table:table-cell office:value-type="float" office:value="326.710881361488" calcext:value-type="float">
            <text:p>326.710881361488</text:p>
          </table:table-cell>
          <table:table-cell office:value-type="float" office:value="319.330549744305" calcext:value-type="float">
            <text:p>319.330549744305</text:p>
          </table:table-cell>
          <table:table-cell office:value-type="float" office:value="312.313944613429" calcext:value-type="float">
            <text:p>312.313944613429</text:p>
          </table:table-cell>
          <table:table-cell office:value-type="float" office:value="305.458671508929" calcext:value-type="float">
            <text:p>305.458671508929</text:p>
          </table:table-cell>
          <table:table-cell office:value-type="float" office:value="300.148296680158" calcext:value-type="float">
            <text:p>300.148296680158</text:p>
          </table:table-cell>
          <table:table-cell office:value-type="float" office:value="295.54864235858" calcext:value-type="float">
            <text:p>295.54864235858</text:p>
          </table:table-cell>
          <table:table-cell office:value-type="float" office:value="291.171770609721" calcext:value-type="float">
            <text:p>291.171770609721</text:p>
          </table:table-cell>
          <table:table-cell office:value-type="float" office:value="289.884459742153" calcext:value-type="float">
            <text:p>289.884459742153</text:p>
          </table:table-cell>
          <table:table-cell office:value-type="float" office:value="289.430475244056" calcext:value-type="float">
            <text:p>289.430475244056</text:p>
          </table:table-cell>
          <table:table-cell office:value-type="float" office:value="291.238733687674" calcext:value-type="float">
            <text:p>291.238733687674</text:p>
          </table:table-cell>
          <table:table-cell office:value-type="float" office:value="293.470611816584" calcext:value-type="float">
            <text:p>293.470611816584</text:p>
          </table:table-cell>
          <table:table-cell office:value-type="float" office:value="295.800608518644" calcext:value-type="float">
            <text:p>295.800608518644</text:p>
          </table:table-cell>
          <table:table-cell office:value-type="float" office:value="302.848146766659" calcext:value-type="float">
            <text:p>302.848146766659</text:p>
          </table:table-cell>
          <table:table-cell table:style-name="ce2"/>
        </table:table-row>
        <table:table-row table:style-name="ro1">
          <table:table-cell/>
          <table:table-cell office:value-type="float" office:value="326.49655434629" calcext:value-type="float">
            <text:p>326.49655434629</text:p>
          </table:table-cell>
          <table:table-cell office:value-type="float" office:value="318.912213626258" calcext:value-type="float">
            <text:p>318.912213626258</text:p>
          </table:table-cell>
          <table:table-cell office:value-type="float" office:value="311.269979278439" calcext:value-type="float">
            <text:p>311.269979278439</text:p>
          </table:table-cell>
          <table:table-cell office:value-type="float" office:value="302.185373570595" calcext:value-type="float">
            <text:p>302.185373570595</text:p>
          </table:table-cell>
          <table:table-cell office:value-type="float" office:value="294.328048272671" calcext:value-type="float">
            <text:p>294.328048272671</text:p>
          </table:table-cell>
          <table:table-cell office:value-type="float" office:value="287.758579368192" calcext:value-type="float">
            <text:p>287.758579368192</text:p>
          </table:table-cell>
          <table:table-cell office:value-type="float" office:value="283.176623328975" calcext:value-type="float">
            <text:p>283.176623328975</text:p>
          </table:table-cell>
          <table:table-cell office:value-type="float" office:value="281.007117347586" calcext:value-type="float">
            <text:p>281.007117347586</text:p>
          </table:table-cell>
          <table:table-cell office:value-type="float" office:value="281.767634763115" calcext:value-type="float">
            <text:p>281.767634763115</text:p>
          </table:table-cell>
          <table:table-cell office:value-type="float" office:value="284.880676775383" calcext:value-type="float">
            <text:p>284.880676775383</text:p>
          </table:table-cell>
          <table:table-cell office:value-type="float" office:value="289.032870103039" calcext:value-type="float">
            <text:p>289.032870103039</text:p>
          </table:table-cell>
          <table:table-cell office:value-type="float" office:value="293.410974573208" calcext:value-type="float">
            <text:p>293.410974573208</text:p>
          </table:table-cell>
          <table:table-cell office:value-type="float" office:value="300.146630832332" calcext:value-type="float">
            <text:p>300.146630832332</text:p>
          </table:table-cell>
          <table:table-cell table:style-name="ce2"/>
        </table:table-row>
        <table:table-row table:style-name="ro1">
          <table:table-cell office:value-type="float" office:value="333.923643966701" calcext:value-type="float">
            <text:p>333.923643966701</text:p>
          </table:table-cell>
          <table:table-cell office:value-type="float" office:value="327.042810653284" calcext:value-type="float">
            <text:p>327.042810653284</text:p>
          </table:table-cell>
          <table:table-cell office:value-type="float" office:value="317.92137392758" calcext:value-type="float">
            <text:p>317.92137392758</text:p>
          </table:table-cell>
          <table:table-cell office:value-type="float" office:value="309.187645290041" calcext:value-type="float">
            <text:p>309.187645290041</text:p>
          </table:table-cell>
          <table:table-cell office:value-type="float" office:value="298.774162202825" calcext:value-type="float">
            <text:p>298.774162202825</text:p>
          </table:table-cell>
          <table:table-cell office:value-type="float" office:value="288.95847452532" calcext:value-type="float">
            <text:p>288.95847452532</text:p>
          </table:table-cell>
          <table:table-cell office:value-type="float" office:value="280.615395158569" calcext:value-type="float">
            <text:p>280.615395158569</text:p>
          </table:table-cell>
          <table:table-cell office:value-type="float" office:value="274.182421026586" calcext:value-type="float">
            <text:p>274.182421026586</text:p>
          </table:table-cell>
          <table:table-cell office:value-type="float" office:value="273.248970720843" calcext:value-type="float">
            <text:p>273.248970720843</text:p>
          </table:table-cell>
          <table:table-cell office:value-type="float" office:value="274.273586041383" calcext:value-type="float">
            <text:p>274.273586041383</text:p>
          </table:table-cell>
          <table:table-cell office:value-type="float" office:value="278.361276042484" calcext:value-type="float">
            <text:p>278.361276042484</text:p>
          </table:table-cell>
          <table:table-cell office:value-type="float" office:value="283.985915143692" calcext:value-type="float">
            <text:p>283.985915143692</text:p>
          </table:table-cell>
          <table:table-cell office:value-type="float" office:value="289.352725924606" calcext:value-type="float">
            <text:p>289.352725924606</text:p>
          </table:table-cell>
          <table:table-cell office:value-type="float" office:value="298.519681093224" calcext:value-type="float">
            <text:p>298.519681093224</text:p>
          </table:table-cell>
          <table:table-cell office:value-type="float" office:value="302.352443350471" calcext:value-type="float">
            <text:p>302.352443350471</text:p>
          </table:table-cell>
        </table:table-row>
        <table:table-row table:style-name="ro1">
          <table:table-cell office:value-type="float" office:value="333.361665462602" calcext:value-type="float">
            <text:p>333.361665462602</text:p>
          </table:table-cell>
          <table:table-cell office:value-type="float" office:value="324.422563950167" calcext:value-type="float">
            <text:p>324.422563950167</text:p>
          </table:table-cell>
          <table:table-cell office:value-type="float" office:value="313.682960965367" calcext:value-type="float">
            <text:p>313.682960965367</text:p>
          </table:table-cell>
          <table:table-cell office:value-type="float" office:value="302.185373570595" calcext:value-type="float">
            <text:p>302.185373570595</text:p>
          </table:table-cell>
          <table:table-cell office:value-type="float" office:value="288.425033587586" calcext:value-type="float">
            <text:p>288.425033587586</text:p>
          </table:table-cell>
          <table:table-cell office:value-type="float" office:value="274.754435814966" calcext:value-type="float">
            <text:p>274.754435814966</text:p>
          </table:table-cell>
          <table:table-cell office:value-type="float" office:value="263.501423146062" calcext:value-type="float">
            <text:p>263.501423146062</text:p>
          </table:table-cell>
          <table:table-cell office:value-type="float" office:value="256.124969497314" calcext:value-type="float">
            <text:p>256.124969497314</text:p>
          </table:table-cell>
          <table:table-cell office:value-type="float" office:value="254.691970819655" calcext:value-type="float">
            <text:p>254.691970819655</text:p>
          </table:table-cell>
          <table:table-cell office:value-type="float" office:value="259.832638442517" calcext:value-type="float">
            <text:p>259.832638442517</text:p>
          </table:table-cell>
          <table:table-cell office:value-type="float" office:value="267.854438081582" calcext:value-type="float">
            <text:p>267.854438081582</text:p>
          </table:table-cell>
          <table:table-cell office:value-type="float" office:value="275.902156570042" calcext:value-type="float">
            <text:p>275.902156570042</text:p>
          </table:table-cell>
          <table:table-cell office:value-type="float" office:value="285.800629810363" calcext:value-type="float">
            <text:p>285.800629810363</text:p>
          </table:table-cell>
          <table:table-cell office:value-type="float" office:value="295.832723004065" calcext:value-type="float">
            <text:p>295.832723004065</text:p>
          </table:table-cell>
          <table:table-cell office:value-type="float" office:value="300.376430500131" calcext:value-type="float">
            <text:p>300.376430500131</text:p>
          </table:table-cell>
        </table:table-row>
        <table:table-row table:style-name="ro1">
          <table:table-cell office:value-type="float" office:value="331.102703099809" calcext:value-type="float">
            <text:p>331.102703099809</text:p>
          </table:table-cell>
          <table:table-cell office:value-type="float" office:value="323.303263206544" calcext:value-type="float">
            <text:p>323.303263206544</text:p>
          </table:table-cell>
          <table:table-cell office:value-type="float" office:value="311.281223333499" calcext:value-type="float">
            <text:p>311.281223333499</text:p>
          </table:table-cell>
          <table:table-cell office:value-type="float" office:value="297.435707338578" calcext:value-type="float">
            <text:p>297.435707338578</text:p>
          </table:table-cell>
          <table:table-cell office:value-type="float" office:value="282.226859104515" calcext:value-type="float">
            <text:p>282.226859104515</text:p>
          </table:table-cell>
          <table:table-cell office:value-type="float" office:value="262.419511469708" calcext:value-type="float">
            <text:p>262.419511469708</text:p>
          </table:table-cell>
          <table:table-cell office:value-type="float" office:value="244.190499405689" calcext:value-type="float">
            <text:p>244.190499405689</text:p>
          </table:table-cell>
          <table:table-cell office:value-type="float" office:value="233.137298603205" calcext:value-type="float">
            <text:p>233.137298603205</text:p>
          </table:table-cell>
          <table:table-cell office:value-type="float" office:value="233.694244687369" calcext:value-type="float">
            <text:p>233.694244687369</text:p>
          </table:table-cell>
          <table:table-cell office:value-type="float" office:value="244.075807895826" calcext:value-type="float">
            <text:p>244.075807895826</text:p>
          </table:table-cell>
          <table:table-cell office:value-type="float" office:value="258.172423004472" calcext:value-type="float">
            <text:p>258.172423004472</text:p>
          </table:table-cell>
          <table:table-cell office:value-type="float" office:value="271.576876777092" calcext:value-type="float">
            <text:p>271.576876777092</text:p>
          </table:table-cell>
          <table:table-cell office:value-type="float" office:value="282.766688278517" calcext:value-type="float">
            <text:p>282.766688278517</text:p>
          </table:table-cell>
          <table:table-cell office:value-type="float" office:value="292.919784241352" calcext:value-type="float">
            <text:p>292.919784241352</text:p>
          </table:table-cell>
          <table:table-cell office:value-type="float" office:value="298.7390165345" calcext:value-type="float">
            <text:p>298.7390165345</text:p>
          </table:table-cell>
        </table:table-row>
        <table:table-row table:style-name="ro1">
          <table:table-cell office:value-type="float" office:value="335.359508587426" calcext:value-type="float">
            <text:p>335.359508587426</text:p>
          </table:table-cell>
          <table:table-cell office:value-type="float" office:value="325.01076905235" calcext:value-type="float">
            <text:p>325.01076905235</text:p>
          </table:table-cell>
          <table:table-cell office:value-type="float" office:value="312.541197284454" calcext:value-type="float">
            <text:p>312.541197284454</text:p>
          </table:table-cell>
          <table:table-cell office:value-type="float" office:value="295.255821280462" calcext:value-type="float">
            <text:p>295.255821280462</text:p>
          </table:table-cell>
          <table:table-cell office:value-type="float" office:value="273.130005674953" calcext:value-type="float">
            <text:p>273.130005674953</text:p>
          </table:table-cell>
          <table:table-cell office:value-type="float" office:value="243.836010466051" calcext:value-type="float">
            <text:p>243.836010466051</text:p>
          </table:table-cell>
          <table:table-cell office:value-type="float" office:value="210.48752932181" calcext:value-type="float">
            <text:p>210.48752932181</text:p>
          </table:table-cell>
          <table:table-cell office:value-type="float" office:value="193.093241725338" calcext:value-type="float">
            <text:p>193.093241725338</text:p>
          </table:table-cell>
          <table:table-cell office:value-type="float" office:value="540.170343502862" calcext:value-type="float">
            <text:p>540.170343502862</text:p>
          </table:table-cell>
          <table:table-cell office:value-type="float" office:value="223.517337135176" calcext:value-type="float">
            <text:p>223.517337135176</text:p>
          </table:table-cell>
          <table:table-cell office:value-type="float" office:value="246.981780704569" calcext:value-type="float">
            <text:p>246.981780704569</text:p>
          </table:table-cell>
          <table:table-cell office:value-type="float" office:value="265.514594702438" calcext:value-type="float">
            <text:p>265.514594702438</text:p>
          </table:table-cell>
          <table:table-cell office:value-type="float" office:value="279.243621234219" calcext:value-type="float">
            <text:p>279.243621234219</text:p>
          </table:table-cell>
          <table:table-cell office:value-type="float" office:value="291.509862611885" calcext:value-type="float">
            <text:p>291.509862611885</text:p>
          </table:table-cell>
          <table:table-cell office:value-type="float" office:value="297.405447159261" calcext:value-type="float">
            <text:p>297.405447159261</text:p>
          </table:table-cell>
        </table:table-row>
        <table:table-row table:style-name="ro1">
          <table:table-cell table:style-name="ce2"/>
          <table:table-cell office:value-type="float" office:value="329.192952536958" calcext:value-type="float">
            <text:p>329.192952536958</text:p>
          </table:table-cell>
          <table:table-cell office:value-type="float" office:value="316.1724213147" calcext:value-type="float">
            <text:p>316.1724213147</text:p>
          </table:table-cell>
          <table:table-cell office:value-type="float" office:value="297.235596791501" calcext:value-type="float">
            <text:p>297.235596791501</text:p>
          </table:table-cell>
          <table:table-cell office:value-type="float" office:value="270.431137260486" calcext:value-type="float">
            <text:p>270.431137260486</text:p>
          </table:table-cell>
          <table:table-cell office:value-type="float" office:value="231.624696438009" calcext:value-type="float">
            <text:p>231.624696438009</text:p>
          </table:table-cell>
          <table:table-cell office:value-type="float" office:value="168.439900261191" calcext:value-type="float">
            <text:p>168.439900261191</text:p>
          </table:table-cell>
          <table:table-cell office:value-type="float" office:value="122.03687967168" calcext:value-type="float">
            <text:p>122.03687967168</text:p>
          </table:table-cell>
          <table:table-cell office:value-type="float" office:value="154.870913989684" calcext:value-type="float">
            <text:p>154.870913989684</text:p>
          </table:table-cell>
          <table:table-cell office:value-type="float" office:value="205.827597760844" calcext:value-type="float">
            <text:p>205.827597760844</text:p>
          </table:table-cell>
          <table:table-cell office:value-type="float" office:value="241.205306740959" calcext:value-type="float">
            <text:p>241.205306740959</text:p>
          </table:table-cell>
          <table:table-cell office:value-type="float" office:value="263.973483516811" calcext:value-type="float">
            <text:p>263.973483516811</text:p>
          </table:table-cell>
          <table:table-cell office:value-type="float" office:value="280.585102954523" calcext:value-type="float">
            <text:p>280.585102954523</text:p>
          </table:table-cell>
          <table:table-cell office:value-type="float" office:value="290.131004892617" calcext:value-type="float">
            <text:p>290.131004892617</text:p>
          </table:table-cell>
          <table:table-cell office:value-type="float" office:value="298.613462523042" calcext:value-type="float">
            <text:p>298.613462523042</text:p>
          </table:table-cell>
        </table:table-row>
        <table:table-row table:style-name="ro1">
          <table:table-cell table:style-name="ce2"/>
          <table:table-cell/>
          <table:table-cell office:value-type="float" office:value="321.895945920417" calcext:value-type="float">
            <text:p>321.895945920417</text:p>
          </table:table-cell>
          <table:table-cell office:value-type="float" office:value="303.726850969749" calcext:value-type="float">
            <text:p>303.726850969749</text:p>
          </table:table-cell>
          <table:table-cell office:value-type="float" office:value="276.523055096677" calcext:value-type="float">
            <text:p>276.523055096677</text:p>
          </table:table-cell>
          <table:table-cell office:value-type="float" office:value="232.215417231501" calcext:value-type="float">
            <text:p>232.215417231501</text:p>
          </table:table-cell>
          <table:table-cell office:value-type="float" office:value="143.013985330107" calcext:value-type="float">
            <text:p>143.013985330107</text:p>
          </table:table-cell>
          <table:table-cell office:value-type="float" office:value="0" calcext:value-type="float">
            <text:p>0</text:p>
          </table:table-cell>
          <table:table-cell office:value-type="float" office:value="130.01538370516" calcext:value-type="float">
            <text:p>130.01538370516</text:p>
          </table:table-cell>
          <table:table-cell office:value-type="float" office:value="204.156802482798" calcext:value-type="float">
            <text:p>204.156802482798</text:p>
          </table:table-cell>
          <table:table-cell office:value-type="float" office:value="245.293701509028" calcext:value-type="float">
            <text:p>245.293701509028</text:p>
          </table:table-cell>
          <table:table-cell office:value-type="float" office:value="268.365422511918" calcext:value-type="float">
            <text:p>268.365422511918</text:p>
          </table:table-cell>
          <table:table-cell office:value-type="float" office:value="284.569850827525" calcext:value-type="float">
            <text:p>284.569850827525</text:p>
          </table:table-cell>
          <table:table-cell office:value-type="float" office:value="291.652190116927" calcext:value-type="float">
            <text:p>291.652190116927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float" office:value="313.729182576311" calcext:value-type="float">
            <text:p>313.729182576311</text:p>
          </table:table-cell>
          <table:table-cell office:value-type="float" office:value="292.289240308295" calcext:value-type="float">
            <text:p>292.289240308295</text:p>
          </table:table-cell>
          <table:table-cell office:value-type="float" office:value="257.782854356142" calcext:value-type="float">
            <text:p>257.782854356142</text:p>
          </table:table-cell>
          <table:table-cell office:value-type="float" office:value="196.62146373171" calcext:value-type="float">
            <text:p>196.62146373171</text:p>
          </table:table-cell>
          <table:table-cell office:value-type="float" office:value="147.030609058114" calcext:value-type="float">
            <text:p>147.030609058114</text:p>
          </table:table-cell>
          <table:table-cell office:value-type="float" office:value="184.567060983264" calcext:value-type="float">
            <text:p>184.567060983264</text:p>
          </table:table-cell>
          <table:table-cell office:value-type="float" office:value="228.652574881631" calcext:value-type="float">
            <text:p>228.652574881631</text:p>
          </table:table-cell>
          <table:table-cell office:value-type="float" office:value="259.978845293228" calcext:value-type="float">
            <text:p>259.978845293228</text:p>
          </table:table-cell>
          <table:table-cell office:value-type="float" office:value="279.603290395517" calcext:value-type="float">
            <text:p>279.603290395517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 office:value-type="float" office:value="312.616378329735" calcext:value-type="float">
            <text:p>312.616378329735</text:p>
          </table:table-cell>
          <table:table-cell office:value-type="float" office:value="288.669361034385" calcext:value-type="float">
            <text:p>288.669361034385</text:p>
          </table:table-cell>
          <table:table-cell office:value-type="float" office:value="258.99227787716" calcext:value-type="float">
            <text:p>258.99227787716</text:p>
          </table:table-cell>
          <table:table-cell office:value-type="float" office:value="239" calcext:value-type="float">
            <text:p>239</text:p>
          </table:table-cell>
          <table:table-cell office:value-type="float" office:value="247.776108614208" calcext:value-type="float">
            <text:p>247.776108614208</text:p>
          </table:table-cell>
          <table:table-cell office:value-type="float" office:value="266.007518690732" calcext:value-type="float">
            <text:p>266.007518690732</text:p>
          </table:table-cell>
          <table:table-cell office:value-type="float" office:value="281.811994066967" calcext:value-type="float">
            <text:p>281.811994066967</text:p>
          </table:table-cell>
          <table:table-cell table:style-name="ce2"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 office:value-type="float" office:value="600" calcext:value-type="float">
            <text:p>600</text:p>
          </table:table-cell>
          <table:table-cell office:value-type="float" office:value="602.08" calcext:value-type="float">
            <text:p>602.0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59.02" calcext:value-type="float">
            <text:p>559.02</text:p>
          </table:table-cell>
          <table:table-cell office:value-type="float" office:value="552.27" calcext:value-type="float">
            <text:p>552.27</text:p>
          </table:table-cell>
          <table:table-cell office:value-type="float" office:value="550" calcext:value-type="float">
            <text:p>550</text:p>
          </table:table-cell>
          <table:table-cell office:value-type="float" office:value="552.27" calcext:value-type="float">
            <text:p>552.27</text:p>
          </table:table-cell>
          <table:table-cell office:value-type="float" office:value="559.02" calcext:value-type="float">
            <text:p>559.02</text:p>
          </table:table-cell>
          <table:table-cell office:value-type="float" office:value="570.09" calcext:value-type="float">
            <text:p>570.09</text:p>
          </table:table-cell>
          <table:table-cell office:value-type="float" office:value="585.23" calcext:value-type="float">
            <text:p>585.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38.52" calcext:value-type="float">
            <text:p>538.52</text:p>
          </table:table-cell>
          <table:table-cell office:value-type="float" office:value="522.02" calcext:value-type="float">
            <text:p>522.02</text:p>
          </table:table-cell>
          <table:table-cell office:value-type="float" office:value="509.9" calcext:value-type="float">
            <text:p>509.9</text:p>
          </table:table-cell>
          <table:table-cell office:value-type="float" office:value="502.49" calcext:value-type="float">
            <text:p>502.49</text:p>
          </table:table-cell>
          <table:table-cell office:value-type="float" office:value="500" calcext:value-type="float">
            <text:p>500</text:p>
          </table:table-cell>
          <table:table-cell office:value-type="float" office:value="502.49" calcext:value-type="float">
            <text:p>502.49</text:p>
          </table:table-cell>
          <table:table-cell office:value-type="float" office:value="509.9" calcext:value-type="float">
            <text:p>509.9</text:p>
          </table:table-cell>
          <table:table-cell office:value-type="float" office:value="522.02" calcext:value-type="float">
            <text:p>522.02</text:p>
          </table:table-cell>
          <table:table-cell office:value-type="float" office:value="538.52" calcext:value-type="float">
            <text:p>538.52</text:p>
          </table:table-cell>
          <table:table-cell office:value-type="float" office:value="559.02" calcext:value-type="float">
            <text:p>559.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4.78" calcext:value-type="float">
            <text:p>514.78</text:p>
          </table:table-cell>
          <table:table-cell office:value-type="float" office:value="492.44" calcext:value-type="float">
            <text:p>492.44</text:p>
          </table:table-cell>
          <table:table-cell office:value-type="float" office:value="474.34" calcext:value-type="float">
            <text:p>474.34</text:p>
          </table:table-cell>
          <table:table-cell office:value-type="float" office:value="460.98" calcext:value-type="float">
            <text:p>460.98</text:p>
          </table:table-cell>
          <table:table-cell office:value-type="float" office:value="452.77" calcext:value-type="float">
            <text:p>452.77</text:p>
          </table:table-cell>
          <table:table-cell office:value-type="float" office:value="450" calcext:value-type="float">
            <text:p>450</text:p>
          </table:table-cell>
          <table:table-cell office:value-type="float" office:value="452.77" calcext:value-type="float">
            <text:p>452.77</text:p>
          </table:table-cell>
          <table:table-cell office:value-type="float" office:value="460.98" calcext:value-type="float">
            <text:p>460.98</text:p>
          </table:table-cell>
          <table:table-cell office:value-type="float" office:value="474.34" calcext:value-type="float">
            <text:p>474.34</text:p>
          </table:table-cell>
          <table:table-cell office:value-type="float" office:value="492.44" calcext:value-type="float">
            <text:p>492.44</text:p>
          </table:table-cell>
          <table:table-cell office:value-type="float" office:value="514.78" calcext:value-type="float">
            <text:p>514.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71.7" calcext:value-type="float">
            <text:p>471.7</text:p>
          </table:table-cell>
          <table:table-cell office:value-type="float" office:value="447.21" calcext:value-type="float">
            <text:p>447.21</text:p>
          </table:table-cell>
          <table:table-cell office:value-type="float" office:value="427.2" calcext:value-type="float">
            <text:p>427.2</text:p>
          </table:table-cell>
          <table:table-cell office:value-type="float" office:value="412.31" calcext:value-type="float">
            <text:p>412.31</text:p>
          </table:table-cell>
          <table:table-cell office:value-type="float" office:value="403.11" calcext:value-type="float">
            <text:p>403.11</text:p>
          </table:table-cell>
          <table:table-cell office:value-type="float" office:value="400" calcext:value-type="float">
            <text:p>400</text:p>
          </table:table-cell>
          <table:table-cell office:value-type="float" office:value="403.11" calcext:value-type="float">
            <text:p>403.11</text:p>
          </table:table-cell>
          <table:table-cell office:value-type="float" office:value="412.31" calcext:value-type="float">
            <text:p>412.31</text:p>
          </table:table-cell>
          <table:table-cell office:value-type="float" office:value="427.2" calcext:value-type="float">
            <text:p>427.2</text:p>
          </table:table-cell>
          <table:table-cell office:value-type="float" office:value="447.21" calcext:value-type="float">
            <text:p>447.21</text:p>
          </table:table-cell>
          <table:table-cell office:value-type="float" office:value="471.7" calcext:value-type="float">
            <text:p>471.7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/>
          <table:table-cell office:value-type="float" office:value="460.98" calcext:value-type="float">
            <text:p>460.98</text:p>
          </table:table-cell>
          <table:table-cell office:value-type="float" office:value="430.12" calcext:value-type="float">
            <text:p>430.12</text:p>
          </table:table-cell>
          <table:table-cell office:value-type="float" office:value="403.11" calcext:value-type="float">
            <text:p>403.11</text:p>
          </table:table-cell>
          <table:table-cell office:value-type="float" office:value="380.79" calcext:value-type="float">
            <text:p>380.79</text:p>
          </table:table-cell>
          <table:table-cell office:value-type="float" office:value="364.01" calcext:value-type="float">
            <text:p>364.01</text:p>
          </table:table-cell>
          <table:table-cell office:value-type="float" office:value="353.55" calcext:value-type="float">
            <text:p>353.55</text:p>
          </table:table-cell>
          <table:table-cell office:value-type="float" office:value="350" calcext:value-type="float">
            <text:p>350</text:p>
          </table:table-cell>
          <table:table-cell office:value-type="float" office:value="353.55" calcext:value-type="float">
            <text:p>353.55</text:p>
          </table:table-cell>
          <table:table-cell office:value-type="float" office:value="364.01" calcext:value-type="float">
            <text:p>364.01</text:p>
          </table:table-cell>
          <table:table-cell office:value-type="float" office:value="380.79" calcext:value-type="float">
            <text:p>380.79</text:p>
          </table:table-cell>
          <table:table-cell office:value-type="float" office:value="403.11" calcext:value-type="float">
            <text:p>403.11</text:p>
          </table:table-cell>
          <table:table-cell office:value-type="float" office:value="430.12" calcext:value-type="float">
            <text:p>430.12</text:p>
          </table:table-cell>
          <table:table-cell office:value-type="float" office:value="460.98" calcext:value-type="float">
            <text:p>460.98</text:p>
          </table:table-cell>
          <table:table-cell/>
        </table:table-row>
        <table:table-row table:style-name="ro1">
          <table:table-cell/>
          <table:table-cell office:value-type="float" office:value="424.26" calcext:value-type="float">
            <text:p>424.26</text:p>
          </table:table-cell>
          <table:table-cell office:value-type="float" office:value="390.51" calcext:value-type="float">
            <text:p>390.51</text:p>
          </table:table-cell>
          <table:table-cell office:value-type="float" office:value="360.56" calcext:value-type="float">
            <text:p>360.56</text:p>
          </table:table-cell>
          <table:table-cell office:value-type="float" office:value="335.41" calcext:value-type="float">
            <text:p>335.41</text:p>
          </table:table-cell>
          <table:table-cell office:value-type="float" office:value="316.23" calcext:value-type="float">
            <text:p>316.23</text:p>
          </table:table-cell>
          <table:table-cell office:value-type="float" office:value="304.14" calcext:value-type="float">
            <text:p>304.14</text:p>
          </table:table-cell>
          <table:table-cell office:value-type="float" office:value="300" calcext:value-type="float">
            <text:p>300</text:p>
          </table:table-cell>
          <table:table-cell office:value-type="float" office:value="304.14" calcext:value-type="float">
            <text:p>304.14</text:p>
          </table:table-cell>
          <table:table-cell office:value-type="float" office:value="316.23" calcext:value-type="float">
            <text:p>316.23</text:p>
          </table:table-cell>
          <table:table-cell office:value-type="float" office:value="335.41" calcext:value-type="float">
            <text:p>335.41</text:p>
          </table:table-cell>
          <table:table-cell office:value-type="float" office:value="360.56" calcext:value-type="float">
            <text:p>360.56</text:p>
          </table:table-cell>
          <table:table-cell office:value-type="float" office:value="390.51" calcext:value-type="float">
            <text:p>390.51</text:p>
          </table:table-cell>
          <table:table-cell office:value-type="float" office:value="424.26" calcext:value-type="float">
            <text:p>424.26</text:p>
          </table:table-cell>
          <table:table-cell/>
        </table:table-row>
        <table:table-row table:style-name="ro1">
          <table:table-cell office:value-type="float" office:value="430.12" calcext:value-type="float">
            <text:p>430.12</text:p>
          </table:table-cell>
          <table:table-cell office:value-type="float" office:value="390.51" calcext:value-type="float">
            <text:p>390.51</text:p>
          </table:table-cell>
          <table:table-cell office:value-type="float" office:value="353.55" calcext:value-type="float">
            <text:p>353.55</text:p>
          </table:table-cell>
          <table:table-cell office:value-type="float" office:value="320.16" calcext:value-type="float">
            <text:p>320.16</text:p>
          </table:table-cell>
          <table:table-cell office:value-type="float" office:value="291.55" calcext:value-type="float">
            <text:p>291.55</text:p>
          </table:table-cell>
          <table:table-cell office:value-type="float" office:value="269.26" calcext:value-type="float">
            <text:p>269.26</text:p>
          </table:table-cell>
          <table:table-cell office:value-type="float" office:value="254.95" calcext:value-type="float">
            <text:p>254.95</text:p>
          </table:table-cell>
          <table:table-cell office:value-type="float" office:value="250" calcext:value-type="float">
            <text:p>250</text:p>
          </table:table-cell>
          <table:table-cell office:value-type="float" office:value="254.95" calcext:value-type="float">
            <text:p>254.95</text:p>
          </table:table-cell>
          <table:table-cell office:value-type="float" office:value="269.26" calcext:value-type="float">
            <text:p>269.26</text:p>
          </table:table-cell>
          <table:table-cell office:value-type="float" office:value="291.55" calcext:value-type="float">
            <text:p>291.55</text:p>
          </table:table-cell>
          <table:table-cell office:value-type="float" office:value="320.16" calcext:value-type="float">
            <text:p>320.16</text:p>
          </table:table-cell>
          <table:table-cell office:value-type="float" office:value="353.55" calcext:value-type="float">
            <text:p>353.55</text:p>
          </table:table-cell>
          <table:table-cell office:value-type="float" office:value="390.51" calcext:value-type="float">
            <text:p>390.51</text:p>
          </table:table-cell>
          <table:table-cell office:value-type="float" office:value="430.12" calcext:value-type="float">
            <text:p>430.12</text:p>
          </table:table-cell>
        </table:table-row>
        <table:table-row table:style-name="ro1">
          <table:table-cell office:value-type="float" office:value="403.11" calcext:value-type="float">
            <text:p>403.11</text:p>
          </table:table-cell>
          <table:table-cell office:value-type="float" office:value="360.56" calcext:value-type="float">
            <text:p>360.56</text:p>
          </table:table-cell>
          <table:table-cell office:value-type="float" office:value="320.16" calcext:value-type="float">
            <text:p>320.16</text:p>
          </table:table-cell>
          <table:table-cell office:value-type="float" office:value="282.84" calcext:value-type="float">
            <text:p>282.84</text:p>
          </table:table-cell>
          <table:table-cell office:value-type="float" office:value="250" calcext:value-type="float">
            <text:p>250</text:p>
          </table:table-cell>
          <table:table-cell office:value-type="float" office:value="223.61" calcext:value-type="float">
            <text:p>223.61</text:p>
          </table:table-cell>
          <table:table-cell office:value-type="float" office:value="206.16" calcext:value-type="float">
            <text:p>206.16</text:p>
          </table:table-cell>
          <table:table-cell office:value-type="float" office:value="200" calcext:value-type="float">
            <text:p>200</text:p>
          </table:table-cell>
          <table:table-cell office:value-type="float" office:value="206.16" calcext:value-type="float">
            <text:p>206.16</text:p>
          </table:table-cell>
          <table:table-cell office:value-type="float" office:value="223.61" calcext:value-type="float">
            <text:p>223.61</text:p>
          </table:table-cell>
          <table:table-cell office:value-type="float" office:value="250" calcext:value-type="float">
            <text:p>250</text:p>
          </table:table-cell>
          <table:table-cell office:value-type="float" office:value="282.84" calcext:value-type="float">
            <text:p>282.84</text:p>
          </table:table-cell>
          <table:table-cell office:value-type="float" office:value="320.16" calcext:value-type="float">
            <text:p>320.16</text:p>
          </table:table-cell>
          <table:table-cell office:value-type="float" office:value="360.56" calcext:value-type="float">
            <text:p>360.56</text:p>
          </table:table-cell>
          <table:table-cell office:value-type="float" office:value="403.11" calcext:value-type="float">
            <text:p>403.11</text:p>
          </table:table-cell>
        </table:table-row>
        <table:table-row table:style-name="ro1">
          <table:table-cell office:value-type="float" office:value="380.79" calcext:value-type="float">
            <text:p>380.79</text:p>
          </table:table-cell>
          <table:table-cell office:value-type="float" office:value="335.41" calcext:value-type="float">
            <text:p>335.41</text:p>
          </table:table-cell>
          <table:table-cell office:value-type="float" office:value="291.55" calcext:value-type="float">
            <text:p>291.55</text:p>
          </table:table-cell>
          <table:table-cell office:value-type="float" office:value="250" calcext:value-type="float">
            <text:p>250</text:p>
          </table:table-cell>
          <table:table-cell office:value-type="float" office:value="212.13" calcext:value-type="float">
            <text:p>212.13</text:p>
          </table:table-cell>
          <table:table-cell office:value-type="float" office:value="180.28" calcext:value-type="float">
            <text:p>180.28</text:p>
          </table:table-cell>
          <table:table-cell office:value-type="float" office:value="158.11" calcext:value-type="float">
            <text:p>158.11</text:p>
          </table:table-cell>
          <table:table-cell office:value-type="float" office:value="150" calcext:value-type="float">
            <text:p>150</text:p>
          </table:table-cell>
          <table:table-cell office:value-type="float" office:value="158.11" calcext:value-type="float">
            <text:p>158.11</text:p>
          </table:table-cell>
          <table:table-cell office:value-type="float" office:value="180.28" calcext:value-type="float">
            <text:p>180.28</text:p>
          </table:table-cell>
          <table:table-cell office:value-type="float" office:value="212.13" calcext:value-type="float">
            <text:p>212.13</text:p>
          </table:table-cell>
          <table:table-cell office:value-type="float" office:value="250" calcext:value-type="float">
            <text:p>250</text:p>
          </table:table-cell>
          <table:table-cell office:value-type="float" office:value="291.55" calcext:value-type="float">
            <text:p>291.55</text:p>
          </table:table-cell>
          <table:table-cell office:value-type="float" office:value="335.41" calcext:value-type="float">
            <text:p>335.41</text:p>
          </table:table-cell>
          <table:table-cell office:value-type="float" office:value="380.79" calcext:value-type="float">
            <text:p>380.79</text:p>
          </table:table-cell>
        </table:table-row>
        <table:table-row table:style-name="ro1">
          <table:table-cell office:value-type="float" office:value="364.01" calcext:value-type="float">
            <text:p>364.01</text:p>
          </table:table-cell>
          <table:table-cell office:value-type="float" office:value="316.23" calcext:value-type="float">
            <text:p>316.23</text:p>
          </table:table-cell>
          <table:table-cell office:value-type="float" office:value="269.26" calcext:value-type="float">
            <text:p>269.26</text:p>
          </table:table-cell>
          <table:table-cell office:value-type="float" office:value="223.61" calcext:value-type="float">
            <text:p>223.61</text:p>
          </table:table-cell>
          <table:table-cell office:value-type="float" office:value="180.28" calcext:value-type="float">
            <text:p>180.28</text:p>
          </table:table-cell>
          <table:table-cell office:value-type="float" office:value="141.42" calcext:value-type="float">
            <text:p>141.42</text:p>
          </table:table-cell>
          <table:table-cell office:value-type="float" office:value="111.8" calcext:value-type="float">
            <text:p>111.8</text:p>
          </table:table-cell>
          <table:table-cell office:value-type="float" office:value="100" calcext:value-type="float">
            <text:p>100</text:p>
          </table:table-cell>
          <table:table-cell office:value-type="float" office:value="111.8" calcext:value-type="float">
            <text:p>111.8</text:p>
          </table:table-cell>
          <table:table-cell office:value-type="float" office:value="141.42" calcext:value-type="float">
            <text:p>141.42</text:p>
          </table:table-cell>
          <table:table-cell office:value-type="float" office:value="180.28" calcext:value-type="float">
            <text:p>180.28</text:p>
          </table:table-cell>
          <table:table-cell office:value-type="float" office:value="223.61" calcext:value-type="float">
            <text:p>223.61</text:p>
          </table:table-cell>
          <table:table-cell office:value-type="float" office:value="269.26" calcext:value-type="float">
            <text:p>269.26</text:p>
          </table:table-cell>
          <table:table-cell office:value-type="float" office:value="316.23" calcext:value-type="float">
            <text:p>316.23</text:p>
          </table:table-cell>
          <table:table-cell office:value-type="float" office:value="364.01" calcext:value-type="float">
            <text:p>364.01</text:p>
          </table:table-cell>
        </table:table-row>
        <table:table-row table:style-name="ro1">
          <table:table-cell/>
          <table:table-cell office:value-type="float" office:value="304.14" calcext:value-type="float">
            <text:p>304.14</text:p>
          </table:table-cell>
          <table:table-cell office:value-type="float" office:value="254.95" calcext:value-type="float">
            <text:p>254.95</text:p>
          </table:table-cell>
          <table:table-cell office:value-type="float" office:value="206.16" calcext:value-type="float">
            <text:p>206.16</text:p>
          </table:table-cell>
          <table:table-cell office:value-type="float" office:value="158.11" calcext:value-type="float">
            <text:p>158.11</text:p>
          </table:table-cell>
          <table:table-cell office:value-type="float" office:value="111.8" calcext:value-type="float">
            <text:p>111.8</text:p>
          </table:table-cell>
          <table:table-cell office:value-type="float" office:value="70.71" calcext:value-type="float">
            <text:p>70.71</text:p>
          </table:table-cell>
          <table:table-cell office:value-type="float" office:value="50" calcext:value-type="float">
            <text:p>50</text:p>
          </table:table-cell>
          <table:table-cell office:value-type="float" office:value="70.71" calcext:value-type="float">
            <text:p>70.71</text:p>
          </table:table-cell>
          <table:table-cell office:value-type="float" office:value="111.8" calcext:value-type="float">
            <text:p>111.8</text:p>
          </table:table-cell>
          <table:table-cell office:value-type="float" office:value="158.11" calcext:value-type="float">
            <text:p>158.11</text:p>
          </table:table-cell>
          <table:table-cell office:value-type="float" office:value="206.16" calcext:value-type="float">
            <text:p>206.16</text:p>
          </table:table-cell>
          <table:table-cell office:value-type="float" office:value="254.95" calcext:value-type="float">
            <text:p>254.95</text:p>
          </table:table-cell>
          <table:table-cell office:value-type="float" office:value="304.14" calcext:value-type="float">
            <text:p>304.14</text:p>
          </table:table-cell>
          <table:table-cell office:value-type="float" office:value="353.55" calcext:value-type="float">
            <text:p>353.55</text:p>
          </table:table-cell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6.16" calcext:value-type="float">
            <text:p>206.16</text:p>
          </table:table-cell>
          <table:table-cell office:value-type="float" office:value="158.11" calcext:value-type="float">
            <text:p>158.11</text:p>
          </table:table-cell>
          <table:table-cell office:value-type="float" office:value="111.8" calcext:value-type="float">
            <text:p>111.8</text:p>
          </table:table-cell>
          <table:table-cell office:value-type="float" office:value="70.71" calcext:value-type="float">
            <text:p>70.71</text:p>
          </table:table-cell>
          <table:table-cell office:value-type="float" office:value="50" calcext:value-type="float">
            <text:p>50</text:p>
          </table:table-cell>
          <table:table-cell office:value-type="float" office:value="70.71" calcext:value-type="float">
            <text:p>70.71</text:p>
          </table:table-cell>
          <table:table-cell office:value-type="float" office:value="111.8" calcext:value-type="float">
            <text:p>111.8</text:p>
          </table:table-cell>
          <table:table-cell office:value-type="float" office:value="158.11" calcext:value-type="float">
            <text:p>158.11</text:p>
          </table:table-cell>
          <table:table-cell office:value-type="float" office:value="206.16" calcext:value-type="float">
            <text:p>206.1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0.28" calcext:value-type="float">
            <text:p>180.28</text:p>
          </table:table-cell>
          <table:table-cell office:value-type="float" office:value="141.42" calcext:value-type="float">
            <text:p>141.42</text:p>
          </table:table-cell>
          <table:table-cell office:value-type="float" office:value="111.8" calcext:value-type="float">
            <text:p>111.8</text:p>
          </table:table-cell>
          <table:table-cell office:value-type="float" office:value="100" calcext:value-type="float">
            <text:p>100</text:p>
          </table:table-cell>
          <table:table-cell office:value-type="float" office:value="111.8" calcext:value-type="float">
            <text:p>111.8</text:p>
          </table:table-cell>
          <table:table-cell office:value-type="float" office:value="141.42" calcext:value-type="float">
            <text:p>141.42</text:p>
          </table:table-cell>
          <table:table-cell office:value-type="float" office:value="180.28" calcext:value-type="float">
            <text:p>180.28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corners_coords.I27:corners_coords.J3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7">00/00/0000</text:date>, <text:time style:data-style-name="N2" text:time-value="18:29:57.5032061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10T14:30:06.920714825</meta:creation-date>
    <meta:generator>LibreOffice/6.4.7.2$Linux_X86_64 LibreOffice_project/40$Build-2</meta:generator>
    <dc:date>2025-07-07T18:30:35.907164693</dc:date>
    <meta:editing-duration>PT2H38S</meta:editing-duration>
    <meta:editing-cycles>20</meta:editing-cycles>
    <meta:document-statistic meta:table-count="2" meta:cell-count="684" meta:object-count="0"/>
  </office:meta>
</office:document-meta>
</file>